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59" table:default-cell-style-name="Default"/>
        <table:table-column table:style-name="co3" table:default-cell-style-name="Default"/>
        <table:table-column table:style-name="co2" table:number-columns-repeated="74" table:default-cell-style-name="Default"/>
        <table:table-column table:style-name="co3" table:default-cell-style-name="Default"/>
        <table:table-column table:style-name="co2" table:number-columns-repeated="117" table:default-cell-style-name="Default"/>
        <table:table-column table:style-name="co3" table:default-cell-style-name="Default"/>
        <table:table-column table:style-name="co2" table:number-columns-repeated="49" table:default-cell-style-name="Default"/>
        <table:table-column table:style-name="co3" table:default-cell-style-name="Default"/>
        <table:table-column table:style-name="co2" table:number-columns-repeated="36" table:default-cell-style-name="Default"/>
        <table:table-column table:style-name="co3" table:default-cell-style-name="Default"/>
        <table:table-column table:style-name="co2" table:number-columns-repeated="46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column table:style-name="co3" table:default-cell-style-name="Default"/>
        <table:table-column table:style-name="co2" table:number-columns-repeated="54" table:default-cell-style-name="Default"/>
        <table:table-column table:style-name="co3" table:default-cell-style-name="Default"/>
        <table:table-column table:style-name="co2" table:number-columns-repeated="38" table:default-cell-style-name="Default"/>
        <table:table-row table:style-name="ro1">
          <table:table-cell office:value-type="string">
            <text:p>Training Set Error</text:p>
          </table:table-cell>
          <table:table-cell office:value-type="float" office:value="5.009369">
            <text:p>5,009369</text:p>
          </table:table-cell>
          <table:table-cell office:value-type="float" office:value="4.698465">
            <text:p>4,698465</text:p>
          </table:table-cell>
          <table:table-cell office:value-type="float" office:value="4.469122">
            <text:p>4,469122</text:p>
          </table:table-cell>
          <table:table-cell office:value-type="float" office:value="4.280449">
            <text:p>4,280449</text:p>
          </table:table-cell>
          <table:table-cell office:value-type="float" office:value="4.03497">
            <text:p>4,03497</text:p>
          </table:table-cell>
          <table:table-cell office:value-type="float" office:value="3.829658">
            <text:p>3,829658</text:p>
          </table:table-cell>
          <table:table-cell office:value-type="float" office:value="3.642496">
            <text:p>3,642496</text:p>
          </table:table-cell>
          <table:table-cell office:value-type="float" office:value="3.487335">
            <text:p>3,487335</text:p>
          </table:table-cell>
          <table:table-cell office:value-type="float" office:value="3.314345">
            <text:p>3,314345</text:p>
          </table:table-cell>
          <table:table-cell office:value-type="float" office:value="3.137287">
            <text:p>3,137287</text:p>
          </table:table-cell>
          <table:table-cell office:value-type="float" office:value="2.978395">
            <text:p>2,978395</text:p>
          </table:table-cell>
          <table:table-cell office:value-type="float" office:value="2.859274">
            <text:p>2,859274</text:p>
          </table:table-cell>
          <table:table-cell office:value-type="float" office:value="2.754665">
            <text:p>2,754665</text:p>
          </table:table-cell>
          <table:table-cell office:value-type="float" office:value="2.53674">
            <text:p>2,53674</text:p>
          </table:table-cell>
          <table:table-cell office:value-type="float" office:value="2.438655">
            <text:p>2,438655</text:p>
          </table:table-cell>
          <table:table-cell office:value-type="float" office:value="2.355489">
            <text:p>2,355489</text:p>
          </table:table-cell>
          <table:table-cell office:value-type="float" office:value="2.202139">
            <text:p>2,202139</text:p>
          </table:table-cell>
          <table:table-cell office:value-type="float" office:value="2.10467">
            <text:p>2,10467</text:p>
          </table:table-cell>
          <table:table-cell office:value-type="float" office:value="1.997644">
            <text:p>1,997644</text:p>
          </table:table-cell>
          <table:table-cell office:value-type="float" office:value="1.909964">
            <text:p>1,909964</text:p>
          </table:table-cell>
          <table:table-cell office:value-type="float" office:value="1.820596">
            <text:p>1,820596</text:p>
          </table:table-cell>
          <table:table-cell office:value-type="float" office:value="1.733133">
            <text:p>1,733133</text:p>
          </table:table-cell>
          <table:table-cell office:value-type="float" office:value="1.637494">
            <text:p>1,637494</text:p>
          </table:table-cell>
          <table:table-cell office:value-type="float" office:value="1.574408">
            <text:p>1,574408</text:p>
          </table:table-cell>
          <table:table-cell office:value-type="float" office:value="1.474196">
            <text:p>1,474196</text:p>
          </table:table-cell>
          <table:table-cell office:value-type="float" office:value="1.417377">
            <text:p>1,417377</text:p>
          </table:table-cell>
          <table:table-cell office:value-type="float" office:value="1.332978">
            <text:p>1,332978</text:p>
          </table:table-cell>
          <table:table-cell office:value-type="float" office:value="1.277443">
            <text:p>1,277443</text:p>
          </table:table-cell>
          <table:table-cell office:value-type="float" office:value="1.213257">
            <text:p>1,213257</text:p>
          </table:table-cell>
          <table:table-cell office:value-type="float" office:value="1.154379">
            <text:p>1,154379</text:p>
          </table:table-cell>
          <table:table-cell office:value-type="float" office:value="1.099572">
            <text:p>1,099572</text:p>
          </table:table-cell>
          <table:table-cell office:value-type="float" office:value="1.047364">
            <text:p>1,047364</text:p>
          </table:table-cell>
          <table:table-cell office:value-type="float" office:value="0.994082">
            <text:p>0,994082</text:p>
          </table:table-cell>
          <table:table-cell office:value-type="float" office:value="0.935404">
            <text:p>0,935404</text:p>
          </table:table-cell>
          <table:table-cell office:value-type="float" office:value="0.905046">
            <text:p>0,905046</text:p>
          </table:table-cell>
          <table:table-cell office:value-type="float" office:value="0.85875">
            <text:p>0,85875</text:p>
          </table:table-cell>
          <table:table-cell office:value-type="float" office:value="0.811397">
            <text:p>0,811397</text:p>
          </table:table-cell>
          <table:table-cell office:value-type="float" office:value="0.776206">
            <text:p>0,776206</text:p>
          </table:table-cell>
          <table:table-cell office:value-type="float" office:value="0.739375">
            <text:p>0,739375</text:p>
          </table:table-cell>
          <table:table-cell office:value-type="float" office:value="0.698461">
            <text:p>0,698461</text:p>
          </table:table-cell>
          <table:table-cell office:value-type="float" office:value="0.664193">
            <text:p>0,664193</text:p>
          </table:table-cell>
          <table:table-cell office:value-type="float" office:value="0.637288">
            <text:p>0,637288</text:p>
          </table:table-cell>
          <table:table-cell office:value-type="float" office:value="0.60635">
            <text:p>0,60635</text:p>
          </table:table-cell>
          <table:table-cell office:value-type="float" office:value="0.579084">
            <text:p>0,579084</text:p>
          </table:table-cell>
          <table:table-cell office:value-type="float" office:value="0.552183">
            <text:p>0,552183</text:p>
          </table:table-cell>
          <table:table-cell office:value-type="float" office:value="0.521816">
            <text:p>0,521816</text:p>
          </table:table-cell>
          <table:table-cell office:value-type="float" office:value="0.496785">
            <text:p>0,496785</text:p>
          </table:table-cell>
          <table:table-cell office:value-type="float" office:value="0.475217">
            <text:p>0,475217</text:p>
          </table:table-cell>
          <table:table-cell office:value-type="float" office:value="0.455161">
            <text:p>0,455161</text:p>
          </table:table-cell>
          <table:table-cell office:value-type="float" office:value="0.427625">
            <text:p>0,427625</text:p>
          </table:table-cell>
          <table:table-cell office:value-type="float" office:value="0.407057">
            <text:p>0,407057</text:p>
          </table:table-cell>
          <table:table-cell office:value-type="float" office:value="0.391753">
            <text:p>0,391753</text:p>
          </table:table-cell>
          <table:table-cell office:value-type="float" office:value="0.36505">
            <text:p>0,36505</text:p>
          </table:table-cell>
          <table:table-cell office:value-type="float" office:value="0.350613">
            <text:p>0,350613</text:p>
          </table:table-cell>
          <table:table-cell office:value-type="float" office:value="0.33082">
            <text:p>0,33082</text:p>
          </table:table-cell>
          <table:table-cell office:value-type="float" office:value="0.314424">
            <text:p>0,314424</text:p>
          </table:table-cell>
          <table:table-cell office:value-type="float" office:value="0.295291">
            <text:p>0,295291</text:p>
          </table:table-cell>
          <table:table-cell office:value-type="float" office:value="0.286963">
            <text:p>0,286963</text:p>
          </table:table-cell>
          <table:table-cell office:value-type="float" office:value="0.268098">
            <text:p>0,268098</text:p>
          </table:table-cell>
          <table:table-cell office:value-type="float" office:value="0.25508">
            <text:p>0,25508</text:p>
          </table:table-cell>
          <table:table-cell office:value-type="float" office:value="0.242135">
            <text:p>0,242135</text:p>
          </table:table-cell>
          <table:table-cell office:value-type="float" office:value="0.232257">
            <text:p>0,232257</text:p>
          </table:table-cell>
          <table:table-cell office:value-type="float" office:value="0.217824">
            <text:p>0,217824</text:p>
          </table:table-cell>
          <table:table-cell office:value-type="float" office:value="0.208439">
            <text:p>0,208439</text:p>
          </table:table-cell>
          <table:table-cell office:value-type="float" office:value="0.195883">
            <text:p>0,195883</text:p>
          </table:table-cell>
          <table:table-cell office:value-type="float" office:value="0.188762">
            <text:p>0,188762</text:p>
          </table:table-cell>
          <table:table-cell office:value-type="float" office:value="0.181637">
            <text:p>0,181637</text:p>
          </table:table-cell>
          <table:table-cell office:value-type="float" office:value="0.17221">
            <text:p>0,17221</text:p>
          </table:table-cell>
          <table:table-cell office:value-type="float" office:value="0.162435">
            <text:p>0,162435</text:p>
          </table:table-cell>
          <table:table-cell office:value-type="float" office:value="0.154943">
            <text:p>0,154943</text:p>
          </table:table-cell>
          <table:table-cell office:value-type="float" office:value="0.148835">
            <text:p>0,148835</text:p>
          </table:table-cell>
          <table:table-cell office:value-type="float" office:value="0.142258">
            <text:p>0,142258</text:p>
          </table:table-cell>
          <table:table-cell office:value-type="float" office:value="0.133228">
            <text:p>0,133228</text:p>
          </table:table-cell>
          <table:table-cell office:value-type="float" office:value="0.124607">
            <text:p>0,124607</text:p>
          </table:table-cell>
          <table:table-cell office:value-type="float" office:value="0.11996">
            <text:p>0,11996</text:p>
          </table:table-cell>
          <table:table-cell office:value-type="float" office:value="0.113808">
            <text:p>0,113808</text:p>
          </table:table-cell>
          <table:table-cell office:value-type="float" office:value="0.107565">
            <text:p>0,107565</text:p>
          </table:table-cell>
          <table:table-cell office:value-type="float" office:value="0.103122">
            <text:p>0,103122</text:p>
          </table:table-cell>
          <table:table-cell office:value-type="float" office:value="0.098105">
            <text:p>0,098105</text:p>
          </table:table-cell>
          <table:table-cell office:value-type="float" office:value="0.091802">
            <text:p>0,091802</text:p>
          </table:table-cell>
          <table:table-cell office:value-type="float" office:value="0.087835">
            <text:p>0,087835</text:p>
          </table:table-cell>
          <table:table-cell office:value-type="float" office:value="0.083838">
            <text:p>0,083838</text:p>
          </table:table-cell>
          <table:table-cell office:value-type="float" office:value="0.0801">
            <text:p>0,0801</text:p>
          </table:table-cell>
          <table:table-cell office:value-type="float" office:value="0.075297">
            <text:p>0,075297</text:p>
          </table:table-cell>
          <table:table-cell office:value-type="float" office:value="0.072212">
            <text:p>0,072212</text:p>
          </table:table-cell>
          <table:table-cell office:value-type="float" office:value="0.06843">
            <text:p>0,06843</text:p>
          </table:table-cell>
          <table:table-cell office:value-type="float" office:value="0.065996">
            <text:p>0,065996</text:p>
          </table:table-cell>
          <table:table-cell office:value-type="float" office:value="0.062086">
            <text:p>0,062086</text:p>
          </table:table-cell>
          <table:table-cell office:value-type="float" office:value="0.058124">
            <text:p>0,058124</text:p>
          </table:table-cell>
          <table:table-cell office:value-type="float" office:value="0.056134">
            <text:p>0,056134</text:p>
          </table:table-cell>
          <table:table-cell office:value-type="float" office:value="0.052952">
            <text:p>0,052952</text:p>
          </table:table-cell>
          <table:table-cell office:value-type="float" office:value="0.050125">
            <text:p>0,050125</text:p>
          </table:table-cell>
          <table:table-cell office:value-type="float" office:value="0.048396">
            <text:p>0,048396</text:p>
          </table:table-cell>
          <table:table-cell office:value-type="float" office:value="0.045232">
            <text:p>0,045232</text:p>
          </table:table-cell>
          <table:table-cell office:value-type="float" office:value="0.043367">
            <text:p>0,043367</text:p>
          </table:table-cell>
          <table:table-cell office:value-type="float" office:value="0.040679">
            <text:p>0,040679</text:p>
          </table:table-cell>
          <table:table-cell office:value-type="float" office:value="0.038934">
            <text:p>0,038934</text:p>
          </table:table-cell>
          <table:table-cell office:value-type="float" office:value="0.036875">
            <text:p>0,036875</text:p>
          </table:table-cell>
          <table:table-cell office:value-type="float" office:value="0.035303">
            <text:p>0,035303</text:p>
          </table:table-cell>
          <table:table-cell office:value-type="float" office:value="0.033584">
            <text:p>0,033584</text:p>
          </table:table-cell>
          <table:table-cell office:value-type="float" office:value="0.031459">
            <text:p>0,031459</text:p>
          </table:table-cell>
          <table:table-cell office:value-type="float" office:value="0.030223">
            <text:p>0,030223</text:p>
          </table:table-cell>
          <table:table-cell office:value-type="float" office:value="0.028475">
            <text:p>0,028475</text:p>
          </table:table-cell>
          <table:table-cell office:value-type="float" office:value="0.026876">
            <text:p>0,026876</text:p>
          </table:table-cell>
          <table:table-cell office:value-type="float" office:value="0.02564">
            <text:p>0,02564</text:p>
          </table:table-cell>
          <table:table-cell office:value-type="float" office:value="0.02451">
            <text:p>0,02451</text:p>
          </table:table-cell>
          <table:table-cell office:value-type="float" office:value="0.023293">
            <text:p>0,023293</text:p>
          </table:table-cell>
          <table:table-cell office:value-type="float" office:value="0.02162">
            <text:p>0,02162</text:p>
          </table:table-cell>
          <table:table-cell office:value-type="float" office:value="0.020858">
            <text:p>0,020858</text:p>
          </table:table-cell>
          <table:table-cell office:value-type="float" office:value="0.019891">
            <text:p>0,019891</text:p>
          </table:table-cell>
          <table:table-cell office:value-type="float" office:value="0.018811">
            <text:p>0,018811</text:p>
          </table:table-cell>
          <table:table-cell office:value-type="float" office:value="0.018002">
            <text:p>0,018002</text:p>
          </table:table-cell>
          <table:table-cell office:value-type="float" office:value="0.01727">
            <text:p>0,01727</text:p>
          </table:table-cell>
          <table:table-cell office:value-type="float" office:value="0.016286">
            <text:p>0,016286</text:p>
          </table:table-cell>
          <table:table-cell office:value-type="float" office:value="0.015492">
            <text:p>0,015492</text:p>
          </table:table-cell>
          <table:table-cell office:value-type="float" office:value="0.014604">
            <text:p>0,014604</text:p>
          </table:table-cell>
          <table:table-cell office:value-type="float" office:value="0.013986">
            <text:p>0,013986</text:p>
          </table:table-cell>
          <table:table-cell office:value-type="float" office:value="0.013298">
            <text:p>0,013298</text:p>
          </table:table-cell>
          <table:table-cell office:value-type="float" office:value="0.012502">
            <text:p>0,012502</text:p>
          </table:table-cell>
          <table:table-cell office:value-type="float" office:value="0.011981">
            <text:p>0,011981</text:p>
          </table:table-cell>
          <table:table-cell office:value-type="float" office:value="0.011237">
            <text:p>0,011237</text:p>
          </table:table-cell>
          <table:table-cell office:value-type="float" office:value="0.010751">
            <text:p>0,010751</text:p>
          </table:table-cell>
          <table:table-cell office:value-type="float" office:value="0.010274">
            <text:p>0,010274</text:p>
          </table:table-cell>
          <table:table-cell office:value-type="float" office:value="0.00974">
            <text:p>0,00974</text:p>
          </table:table-cell>
          <table:table-cell office:value-type="float" office:value="0.009273">
            <text:p>0,009273</text:p>
          </table:table-cell>
          <table:table-cell office:value-type="float" office:value="0.008847">
            <text:p>0,008847</text:p>
          </table:table-cell>
          <table:table-cell office:value-type="float" office:value="0.008288">
            <text:p>0,008288</text:p>
          </table:table-cell>
          <table:table-cell office:value-type="float" office:value="0.007851">
            <text:p>0,007851</text:p>
          </table:table-cell>
          <table:table-cell office:value-type="float" office:value="0.007649">
            <text:p>0,007649</text:p>
          </table:table-cell>
          <table:table-cell office:value-type="float" office:value="0.007155">
            <text:p>0,007155</text:p>
          </table:table-cell>
          <table:table-cell office:value-type="float" office:value="0.006709">
            <text:p>0,006709</text:p>
          </table:table-cell>
          <table:table-cell office:value-type="float" office:value="0.006399">
            <text:p>0,006399</text:p>
          </table:table-cell>
          <table:table-cell office:value-type="float" office:value="0.006141">
            <text:p>0,006141</text:p>
          </table:table-cell>
          <table:table-cell office:value-type="float" office:value="0.005805">
            <text:p>0,005805</text:p>
          </table:table-cell>
          <table:table-cell office:value-type="float" office:value="0.00553">
            <text:p>0,00553</text:p>
          </table:table-cell>
          <table:table-cell office:value-type="float" office:value="0.005328">
            <text:p>0,005328</text:p>
          </table:table-cell>
          <table:table-cell office:value-type="float" office:value="0.00498">
            <text:p>0,00498</text:p>
          </table:table-cell>
          <table:table-cell office:value-type="float" office:value="0.004855">
            <text:p>0,004855</text:p>
          </table:table-cell>
          <table:table-cell office:value-type="float" office:value="0.004513">
            <text:p>0,004513</text:p>
          </table:table-cell>
          <table:table-cell office:value-type="float" office:value="0.004329">
            <text:p>0,004329</text:p>
          </table:table-cell>
          <table:table-cell office:value-type="float" office:value="0.00412">
            <text:p>0,00412</text:p>
          </table:table-cell>
          <table:table-cell office:value-type="float" office:value="0.003921">
            <text:p>0,003921</text:p>
          </table:table-cell>
          <table:table-cell office:value-type="float" office:value="0.003761">
            <text:p>0,003761</text:p>
          </table:table-cell>
          <table:table-cell office:value-type="float" office:value="0.003621">
            <text:p>0,003621</text:p>
          </table:table-cell>
          <table:table-cell office:value-type="float" office:value="0.003392">
            <text:p>0,003392</text:p>
          </table:table-cell>
          <table:table-cell office:value-type="float" office:value="0.003232">
            <text:p>0,003232</text:p>
          </table:table-cell>
          <table:table-cell office:value-type="float" office:value="0.003101">
            <text:p>0,003101</text:p>
          </table:table-cell>
          <table:table-cell office:value-type="float" office:value="0.002959">
            <text:p>0,002959</text:p>
          </table:table-cell>
          <table:table-cell office:value-type="float" office:value="0.002807">
            <text:p>0,002807</text:p>
          </table:table-cell>
          <table:table-cell office:value-type="float" office:value="0.002661">
            <text:p>0,002661</text:p>
          </table:table-cell>
          <table:table-cell office:value-type="float" office:value="0.002502">
            <text:p>0,002502</text:p>
          </table:table-cell>
          <table:table-cell office:value-type="float" office:value="0.002376">
            <text:p>0,002376</text:p>
          </table:table-cell>
          <table:table-cell office:value-type="float" office:value="0.0023">
            <text:p>0,0023</text:p>
          </table:table-cell>
          <table:table-cell office:value-type="float" office:value="0.002256">
            <text:p>0,002256</text:p>
          </table:table-cell>
          <table:table-cell office:value-type="float" office:value="0.002128">
            <text:p>0,002128</text:p>
          </table:table-cell>
          <table:table-cell office:value-type="float" office:value="0.001986">
            <text:p>0,001986</text:p>
          </table:table-cell>
          <table:table-cell office:value-type="float" office:value="0.00188">
            <text:p>0,00188</text:p>
          </table:table-cell>
          <table:table-cell office:value-type="float" office:value="0.0018">
            <text:p>0,0018</text:p>
          </table:table-cell>
          <table:table-cell office:value-type="float" office:value="0.001709">
            <text:p>0,001709</text:p>
          </table:table-cell>
          <table:table-cell office:value-type="float" office:value="0.001643">
            <text:p>0,001643</text:p>
          </table:table-cell>
          <table:table-cell office:value-type="float" office:value="0.001557">
            <text:p>0,001557</text:p>
          </table:table-cell>
          <table:table-cell office:value-type="float" office:value="0.001495">
            <text:p>0,001495</text:p>
          </table:table-cell>
          <table:table-cell office:value-type="float" office:value="0.001431">
            <text:p>0,001431</text:p>
          </table:table-cell>
          <table:table-cell office:value-type="float" office:value="0.00142">
            <text:p>0,00142</text:p>
          </table:table-cell>
          <table:table-cell office:value-type="float" office:value="0.001331">
            <text:p>0,001331</text:p>
          </table:table-cell>
          <table:table-cell office:value-type="float" office:value="0.001198">
            <text:p>0,001198</text:p>
          </table:table-cell>
          <table:table-cell office:value-type="float" office:value="0.001208">
            <text:p>0,001208</text:p>
          </table:table-cell>
          <table:table-cell office:value-type="float" office:value="0.001117">
            <text:p>0,001117</text:p>
          </table:table-cell>
          <table:table-cell office:value-type="float" office:value="0.001084">
            <text:p>0,001084</text:p>
          </table:table-cell>
          <table:table-cell office:value-type="float" office:value="0.001029">
            <text:p>0,001029</text:p>
          </table:table-cell>
          <table:table-cell office:value-type="float" office:value="0.000982">
            <text:p>0,000982</text:p>
          </table:table-cell>
          <table:table-cell office:value-type="float" office:value="0.000941">
            <text:p>0,000941</text:p>
          </table:table-cell>
          <table:table-cell office:value-type="float" office:value="0.000888">
            <text:p>0,000888</text:p>
          </table:table-cell>
          <table:table-cell office:value-type="float" office:value="0.000851">
            <text:p>0,000851</text:p>
          </table:table-cell>
          <table:table-cell office:value-type="float" office:value="0.000808">
            <text:p>0,000808</text:p>
          </table:table-cell>
          <table:table-cell office:value-type="float" office:value="0.000799">
            <text:p>0,000799</text:p>
          </table:table-cell>
          <table:table-cell office:value-type="float" office:value="0.000739">
            <text:p>0,000739</text:p>
          </table:table-cell>
          <table:table-cell office:value-type="float" office:value="0.000711">
            <text:p>0,000711</text:p>
          </table:table-cell>
          <table:table-cell office:value-type="float" office:value="0.000703">
            <text:p>0,000703</text:p>
          </table:table-cell>
          <table:table-cell office:value-type="float" office:value="0.000649">
            <text:p>0,000649</text:p>
          </table:table-cell>
          <table:table-cell office:value-type="float" office:value="0.000651">
            <text:p>0,000651</text:p>
          </table:table-cell>
          <table:table-cell office:value-type="float" office:value="0.000598">
            <text:p>0,000598</text:p>
          </table:table-cell>
          <table:table-cell office:value-type="float" office:value="0.000585">
            <text:p>0,000585</text:p>
          </table:table-cell>
          <table:table-cell office:value-type="float" office:value="0.000566">
            <text:p>0,000566</text:p>
          </table:table-cell>
          <table:table-cell office:value-type="float" office:value="0.000546">
            <text:p>0,000546</text:p>
          </table:table-cell>
          <table:table-cell office:value-type="float" office:value="0.00053">
            <text:p>0,00053</text:p>
          </table:table-cell>
          <table:table-cell office:value-type="float" office:value="0.000488">
            <text:p>0,000488</text:p>
          </table:table-cell>
          <table:table-cell office:value-type="float" office:value="0.000473">
            <text:p>0,000473</text:p>
          </table:table-cell>
          <table:table-cell office:value-type="float" office:value="0.000475">
            <text:p>0,000475</text:p>
          </table:table-cell>
          <table:table-cell office:value-type="float" office:value="0.000437">
            <text:p>0,000437</text:p>
          </table:table-cell>
          <table:table-cell office:value-type="float" office:value="0.000421">
            <text:p>0,000421</text:p>
          </table:table-cell>
          <table:table-cell office:value-type="float" office:value="0.000408">
            <text:p>0,000408</text:p>
          </table:table-cell>
          <table:table-cell office:value-type="float" office:value="0.000395">
            <text:p>0,000395</text:p>
          </table:table-cell>
          <table:table-cell office:value-type="float" office:value="0.000399">
            <text:p>0,000399</text:p>
          </table:table-cell>
          <table:table-cell office:value-type="float" office:value="0.00037">
            <text:p>0,00037</text:p>
          </table:table-cell>
          <table:table-cell office:value-type="float" office:value="0.000361">
            <text:p>0,000361</text:p>
          </table:table-cell>
          <table:table-cell office:value-type="float" office:value="0.000348">
            <text:p>0,000348</text:p>
          </table:table-cell>
          <table:table-cell office:value-type="float" office:value="0.000327">
            <text:p>0,000327</text:p>
          </table:table-cell>
          <table:table-cell office:value-type="float" office:value="0.000322">
            <text:p>0,000322</text:p>
          </table:table-cell>
          <table:table-cell office:value-type="float" office:value="0.000334">
            <text:p>0,000334</text:p>
          </table:table-cell>
          <table:table-cell office:value-type="float" office:value="0.000296">
            <text:p>0,000296</text:p>
          </table:table-cell>
          <table:table-cell office:value-type="float" office:value="0.000329">
            <text:p>0,000329</text:p>
          </table:table-cell>
          <table:table-cell office:value-type="float" office:value="0.000293">
            <text:p>0,000293</text:p>
          </table:table-cell>
          <table:table-cell office:value-type="float" office:value="0.000294">
            <text:p>0,000294</text:p>
          </table:table-cell>
          <table:table-cell office:value-type="float" office:value="0.000274">
            <text:p>0,000274</text:p>
          </table:table-cell>
          <table:table-cell office:value-type="float" office:value="0.000255">
            <text:p>0,000255</text:p>
          </table:table-cell>
          <table:table-cell office:value-type="float" office:value="0.000253">
            <text:p>0,000253</text:p>
          </table:table-cell>
          <table:table-cell office:value-type="float" office:value="0.000238">
            <text:p>0,000238</text:p>
          </table:table-cell>
          <table:table-cell office:value-type="float" office:value="0.000234">
            <text:p>0,000234</text:p>
          </table:table-cell>
          <table:table-cell office:value-type="float" office:value="0.000237">
            <text:p>0,000237</text:p>
          </table:table-cell>
          <table:table-cell office:value-type="float" office:value="0.000229">
            <text:p>0,000229</text:p>
          </table:table-cell>
          <table:table-cell table:number-columns-repeated="2" office:value-type="float" office:value="0.000212">
            <text:p>0,000212</text:p>
          </table:table-cell>
          <table:table-cell office:value-type="float" office:value="0.000203">
            <text:p>0,000203</text:p>
          </table:table-cell>
          <table:table-cell office:value-type="float" office:value="0.000202">
            <text:p>0,000202</text:p>
          </table:table-cell>
          <table:table-cell office:value-type="float" office:value="0.000203">
            <text:p>0,000203</text:p>
          </table:table-cell>
          <table:table-cell office:value-type="float" office:value="0.000201">
            <text:p>0,000201</text:p>
          </table:table-cell>
          <table:table-cell office:value-type="float" office:value="0.000189">
            <text:p>0,000189</text:p>
          </table:table-cell>
          <table:table-cell office:value-type="float" office:value="0.000186">
            <text:p>0,000186</text:p>
          </table:table-cell>
          <table:table-cell office:value-type="float" office:value="0.000191">
            <text:p>0,000191</text:p>
          </table:table-cell>
          <table:table-cell office:value-type="float" office:value="0.000183">
            <text:p>0,000183</text:p>
          </table:table-cell>
          <table:table-cell office:value-type="float" office:value="0.000178">
            <text:p>0,000178</text:p>
          </table:table-cell>
          <table:table-cell office:value-type="float" office:value="0.000176">
            <text:p>0,000176</text:p>
          </table:table-cell>
          <table:table-cell office:value-type="float" office:value="0.000175">
            <text:p>0,000175</text:p>
          </table:table-cell>
          <table:table-cell office:value-type="float" office:value="0.000165">
            <text:p>0,000165</text:p>
          </table:table-cell>
          <table:table-cell office:value-type="float" office:value="0.000167">
            <text:p>0,000167</text:p>
          </table:table-cell>
          <table:table-cell office:value-type="float" office:value="0.000163">
            <text:p>0,000163</text:p>
          </table:table-cell>
          <table:table-cell office:value-type="float" office:value="0.000154">
            <text:p>0,000154</text:p>
          </table:table-cell>
          <table:table-cell office:value-type="float" office:value="0.000158">
            <text:p>0,000158</text:p>
          </table:table-cell>
          <table:table-cell office:value-type="float" office:value="0.000166">
            <text:p>0,000166</text:p>
          </table:table-cell>
          <table:table-cell office:value-type="float" office:value="0.000145">
            <text:p>0,000145</text:p>
          </table:table-cell>
          <table:table-cell office:value-type="float" office:value="0.000163">
            <text:p>0,000163</text:p>
          </table:table-cell>
          <table:table-cell office:value-type="float" office:value="0.000154">
            <text:p>0,000154</text:p>
          </table:table-cell>
          <table:table-cell office:value-type="float" office:value="0.000138">
            <text:p>0,000138</text:p>
          </table:table-cell>
          <table:table-cell office:value-type="float" office:value="0.000144">
            <text:p>0,000144</text:p>
          </table:table-cell>
          <table:table-cell office:value-type="float" office:value="0.000124">
            <text:p>0,000124</text:p>
          </table:table-cell>
          <table:table-cell office:value-type="float" office:value="0.000123">
            <text:p>0,000123</text:p>
          </table:table-cell>
          <table:table-cell office:value-type="float" office:value="0.000141">
            <text:p>0,000141</text:p>
          </table:table-cell>
          <table:table-cell office:value-type="float" office:value="0.000133">
            <text:p>0,000133</text:p>
          </table:table-cell>
          <table:table-cell office:value-type="float" office:value="0.000125">
            <text:p>0,000125</text:p>
          </table:table-cell>
          <table:table-cell office:value-type="float" office:value="0.000138">
            <text:p>0,000138</text:p>
          </table:table-cell>
          <table:table-cell office:value-type="float" office:value="0.000134">
            <text:p>0,000134</text:p>
          </table:table-cell>
          <table:table-cell office:value-type="float" office:value="0.000125">
            <text:p>0,000125</text:p>
          </table:table-cell>
          <table:table-cell office:value-type="float" office:value="0.000117">
            <text:p>0,000117</text:p>
          </table:table-cell>
          <table:table-cell office:value-type="float" office:value="0.000119">
            <text:p>0,000119</text:p>
          </table:table-cell>
          <table:table-cell office:value-type="float" office:value="0.000113">
            <text:p>0,000113</text:p>
          </table:table-cell>
          <table:table-cell office:value-type="float" office:value="0.000107">
            <text:p>0,000107</text:p>
          </table:table-cell>
          <table:table-cell office:value-type="float" office:value="0.000108">
            <text:p>0,000108</text:p>
          </table:table-cell>
          <table:table-cell office:value-type="float" office:value="0.000107">
            <text:p>0,000107</text:p>
          </table:table-cell>
          <table:table-cell office:value-type="float" office:value="0.000108">
            <text:p>0,000108</text:p>
          </table:table-cell>
          <table:table-cell office:value-type="float" office:value="0.000121">
            <text:p>0,000121</text:p>
          </table:table-cell>
          <table:table-cell office:value-type="float" office:value="0.000107">
            <text:p>0,000107</text:p>
          </table:table-cell>
          <table:table-cell office:value-type="float" office:value="0.0001">
            <text:p>0,0001</text:p>
          </table:table-cell>
          <table:table-cell office:value-type="float" office:value="0.000109">
            <text:p>0,000109</text:p>
          </table:table-cell>
          <table:table-cell office:value-type="float" office:value="0.000104">
            <text:p>0,000104</text:p>
          </table:table-cell>
          <table:table-cell office:value-type="float" office:value="0.000107">
            <text:p>0,000107</text:p>
          </table:table-cell>
          <table:table-cell office:value-type="float" office:value="0.000105">
            <text:p>0,000105</text:p>
          </table:table-cell>
          <table:table-cell office:value-type="float" office:value="0.000103">
            <text:p>0,000103</text:p>
          </table:table-cell>
          <table:table-cell office:value-type="float" office:value="0.000111">
            <text:p>0,000111</text:p>
          </table:table-cell>
          <table:table-cell office:value-type="float" office:value="0.000107">
            <text:p>0,000107</text:p>
          </table:table-cell>
          <table:table-cell office:value-type="float" office:value="0.0001">
            <text:p>0,0001</text:p>
          </table:table-cell>
          <table:table-cell office:value-type="float" office:value="0.000108">
            <text:p>0,000108</text:p>
          </table:table-cell>
          <table:table-cell office:value-type="float" office:value="0.000101">
            <text:p>0,000101</text:p>
          </table:table-cell>
          <table:table-cell office:value-type="float" office:value="0.000116">
            <text:p>0,000116</text:p>
          </table:table-cell>
          <table:table-cell office:value-type="float" office:value="0.000104">
            <text:p>0,000104</text:p>
          </table:table-cell>
          <table:table-cell office:value-type="float" office:value="0.000105">
            <text:p>0,000105</text:p>
          </table:table-cell>
          <table:table-cell office:value-type="float" office:value="0.000098">
            <text:p>0,000098</text:p>
          </table:table-cell>
          <table:table-cell office:value-type="float" office:value="0.000111">
            <text:p>0,000111</text:p>
          </table:table-cell>
          <table:table-cell office:value-type="float" office:value="0.0001">
            <text:p>0,0001</text:p>
          </table:table-cell>
          <table:table-cell office:value-type="float" office:value="0.000096">
            <text:p>0,000096</text:p>
          </table:table-cell>
          <table:table-cell office:value-type="float" office:value="0.000103">
            <text:p>0,000103</text:p>
          </table:table-cell>
          <table:table-cell office:value-type="float" office:value="0.000097">
            <text:p>0,000097</text:p>
          </table:table-cell>
          <table:table-cell office:value-type="float" office:value="0.000098">
            <text:p>0,000098</text:p>
          </table:table-cell>
          <table:table-cell office:value-type="float" office:value="0.000099">
            <text:p>0,000099</text:p>
          </table:table-cell>
          <table:table-cell office:value-type="float" office:value="0.0001">
            <text:p>0,0001</text:p>
          </table:table-cell>
          <table:table-cell office:value-type="float" office:value="0.000105">
            <text:p>0,000105</text:p>
          </table:table-cell>
          <table:table-cell office:value-type="float" office:value="0.000106">
            <text:p>0,000106</text:p>
          </table:table-cell>
          <table:table-cell office:value-type="float" office:value="0.000102">
            <text:p>0,000102</text:p>
          </table:table-cell>
          <table:table-cell office:value-type="float" office:value="0.000098">
            <text:p>0,000098</text:p>
          </table:table-cell>
          <table:table-cell office:value-type="float" office:value="0.000097">
            <text:p>0,000097</text:p>
          </table:table-cell>
          <table:table-cell office:value-type="float" office:value="0.000102">
            <text:p>0,000102</text:p>
          </table:table-cell>
          <table:table-cell office:value-type="float" office:value="0.00009">
            <text:p>0,00009</text:p>
          </table:table-cell>
          <table:table-cell office:value-type="float" office:value="0.000095">
            <text:p>0,000095</text:p>
          </table:table-cell>
          <table:table-cell office:value-type="float" office:value="0.000096">
            <text:p>0,000096</text:p>
          </table:table-cell>
          <table:table-cell office:value-type="float" office:value="0.000088">
            <text:p>0,000088</text:p>
          </table:table-cell>
          <table:table-cell table:number-columns-repeated="2" office:value-type="float" office:value="0.00008">
            <text:p>0,00008</text:p>
          </table:table-cell>
          <table:table-cell office:value-type="float" office:value="0.000085">
            <text:p>0,000085</text:p>
          </table:table-cell>
          <table:table-cell office:value-type="float" office:value="0.000083">
            <text:p>0,000083</text:p>
          </table:table-cell>
          <table:table-cell office:value-type="float" office:value="0.000078">
            <text:p>0,000078</text:p>
          </table:table-cell>
          <table:table-cell office:value-type="float" office:value="0.000081">
            <text:p>0,000081</text:p>
          </table:table-cell>
          <table:table-cell office:value-type="float" office:value="0.000086">
            <text:p>0,000086</text:p>
          </table:table-cell>
          <table:table-cell office:value-type="float" office:value="0.00008">
            <text:p>0,00008</text:p>
          </table:table-cell>
          <table:table-cell office:value-type="float" office:value="0.000085">
            <text:p>0,000085</text:p>
          </table:table-cell>
          <table:table-cell office:value-type="float" office:value="0.000086">
            <text:p>0,000086</text:p>
          </table:table-cell>
          <table:table-cell office:value-type="float" office:value="0.000083">
            <text:p>0,000083</text:p>
          </table:table-cell>
          <table:table-cell office:value-type="float" office:value="0.000082">
            <text:p>0,000082</text:p>
          </table:table-cell>
          <table:table-cell office:value-type="float" office:value="0.000083">
            <text:p>0,000083</text:p>
          </table:table-cell>
          <table:table-cell office:value-type="float" office:value="0.000081">
            <text:p>0,000081</text:p>
          </table:table-cell>
          <table:table-cell office:value-type="float" office:value="0.000084">
            <text:p>0,000084</text:p>
          </table:table-cell>
          <table:table-cell office:value-type="float" office:value="0.00008">
            <text:p>0,00008</text:p>
          </table:table-cell>
          <table:table-cell office:value-type="float" office:value="0.000086">
            <text:p>0,000086</text:p>
          </table:table-cell>
          <table:table-cell office:value-type="float" office:value="0.00009">
            <text:p>0,00009</text:p>
          </table:table-cell>
          <table:table-cell office:value-type="float" office:value="0.000083">
            <text:p>0,000083</text:p>
          </table:table-cell>
          <table:table-cell office:value-type="float" office:value="0.000089">
            <text:p>0,000089</text:p>
          </table:table-cell>
          <table:table-cell office:value-type="float" office:value="0.000087">
            <text:p>0,000087</text:p>
          </table:table-cell>
          <table:table-cell office:value-type="float" office:value="0.000076">
            <text:p>0,000076</text:p>
          </table:table-cell>
          <table:table-cell office:value-type="float" office:value="0.000082">
            <text:p>0,000082</text:p>
          </table:table-cell>
          <table:table-cell office:value-type="float" office:value="0.00009">
            <text:p>0,00009</text:p>
          </table:table-cell>
          <table:table-cell office:value-type="float" office:value="0.000084">
            <text:p>0,000084</text:p>
          </table:table-cell>
          <table:table-cell office:value-type="float" office:value="0.000083">
            <text:p>0,000083</text:p>
          </table:table-cell>
          <table:table-cell office:value-type="float" office:value="0.000084">
            <text:p>0,000084</text:p>
          </table:table-cell>
          <table:table-cell office:value-type="float" office:value="0.000083">
            <text:p>0,000083</text:p>
          </table:table-cell>
          <table:table-cell office:value-type="float" office:value="0.000082">
            <text:p>0,000082</text:p>
          </table:table-cell>
          <table:table-cell office:value-type="float" office:value="0.000081">
            <text:p>0,000081</text:p>
          </table:table-cell>
          <table:table-cell office:value-type="float" office:value="0.000083">
            <text:p>0,000083</text:p>
          </table:table-cell>
          <table:table-cell table:number-columns-repeated="2" office:value-type="float" office:value="0.000079">
            <text:p>0,000079</text:p>
          </table:table-cell>
          <table:table-cell office:value-type="float" office:value="0.000086">
            <text:p>0,000086</text:p>
          </table:table-cell>
          <table:table-cell office:value-type="float" office:value="0.000079">
            <text:p>0,000079</text:p>
          </table:table-cell>
          <table:table-cell office:value-type="float" office:value="0.000076">
            <text:p>0,000076</text:p>
          </table:table-cell>
          <table:table-cell office:value-type="float" office:value="0.000089">
            <text:p>0,000089</text:p>
          </table:table-cell>
          <table:table-cell office:value-type="float" office:value="0.000082">
            <text:p>0,000082</text:p>
          </table:table-cell>
          <table:table-cell office:value-type="float" office:value="0.000085">
            <text:p>0,000085</text:p>
          </table:table-cell>
          <table:table-cell office:value-type="float" office:value="0.000084">
            <text:p>0,000084</text:p>
          </table:table-cell>
          <table:table-cell office:value-type="float" office:value="0.000081">
            <text:p>0,000081</text:p>
          </table:table-cell>
          <table:table-cell office:value-type="float" office:value="0.000083">
            <text:p>0,000083</text:p>
          </table:table-cell>
          <table:table-cell office:value-type="float" office:value="0.000093">
            <text:p>0,000093</text:p>
          </table:table-cell>
          <table:table-cell office:value-type="float" office:value="0.000079">
            <text:p>0,000079</text:p>
          </table:table-cell>
          <table:table-cell office:value-type="float" office:value="0.000084">
            <text:p>0,000084</text:p>
          </table:table-cell>
          <table:table-cell office:value-type="float" office:value="0.000082">
            <text:p>0,000082</text:p>
          </table:table-cell>
          <table:table-cell office:value-type="float" office:value="0.000085">
            <text:p>0,000085</text:p>
          </table:table-cell>
          <table:table-cell office:value-type="float" office:value="0.000082">
            <text:p>0,000082</text:p>
          </table:table-cell>
          <table:table-cell office:value-type="float" office:value="0.000088">
            <text:p>0,000088</text:p>
          </table:table-cell>
          <table:table-cell office:value-type="float" office:value="0.000095">
            <text:p>0,000095</text:p>
          </table:table-cell>
          <table:table-cell office:value-type="float" office:value="0.000084">
            <text:p>0,000084</text:p>
          </table:table-cell>
          <table:table-cell office:value-type="float" office:value="0.00009">
            <text:p>0,00009</text:p>
          </table:table-cell>
          <table:table-cell office:value-type="float" office:value="0.000083">
            <text:p>0,000083</text:p>
          </table:table-cell>
          <table:table-cell office:value-type="float" office:value="0.000093">
            <text:p>0,000093</text:p>
          </table:table-cell>
          <table:table-cell office:value-type="float" office:value="0.00009">
            <text:p>0,00009</text:p>
          </table:table-cell>
          <table:table-cell office:value-type="float" office:value="0.000086">
            <text:p>0,000086</text:p>
          </table:table-cell>
          <table:table-cell office:value-type="float" office:value="0.000091">
            <text:p>0,000091</text:p>
          </table:table-cell>
          <table:table-cell office:value-type="float" office:value="0.000084">
            <text:p>0,000084</text:p>
          </table:table-cell>
          <table:table-cell office:value-type="float" office:value="0.000093">
            <text:p>0,000093</text:p>
          </table:table-cell>
          <table:table-cell office:value-type="float" office:value="0.000088">
            <text:p>0,000088</text:p>
          </table:table-cell>
          <table:table-cell office:value-type="float" office:value="0.000084">
            <text:p>0,000084</text:p>
          </table:table-cell>
          <table:table-cell office:value-type="float" office:value="0.000079">
            <text:p>0,000079</text:p>
          </table:table-cell>
          <table:table-cell office:value-type="float" office:value="0.000086">
            <text:p>0,000086</text:p>
          </table:table-cell>
          <table:table-cell office:value-type="float" office:value="0.000089">
            <text:p>0,000089</text:p>
          </table:table-cell>
          <table:table-cell office:value-type="float" office:value="0.000082">
            <text:p>0,000082</text:p>
          </table:table-cell>
          <table:table-cell table:number-columns-repeated="2" office:value-type="float" office:value="0.000091">
            <text:p>0,000091</text:p>
          </table:table-cell>
          <table:table-cell office:value-type="float" office:value="0.000082">
            <text:p>0,000082</text:p>
          </table:table-cell>
          <table:table-cell office:value-type="float" office:value="0.000092">
            <text:p>0,000092</text:p>
          </table:table-cell>
          <table:table-cell office:value-type="float" office:value="0.000087">
            <text:p>0,000087</text:p>
          </table:table-cell>
          <table:table-cell office:value-type="float" office:value="0.00009">
            <text:p>0,00009</text:p>
          </table:table-cell>
          <table:table-cell office:value-type="float" office:value="0.000083">
            <text:p>0,000083</text:p>
          </table:table-cell>
          <table:table-cell office:value-type="float" office:value="0.000078">
            <text:p>0,000078</text:p>
          </table:table-cell>
          <table:table-cell office:value-type="float" office:value="0.000085">
            <text:p>0,000085</text:p>
          </table:table-cell>
          <table:table-cell office:value-type="float" office:value="0.000081">
            <text:p>0,000081</text:p>
          </table:table-cell>
          <table:table-cell table:number-columns-repeated="2" office:value-type="float" office:value="0.000084">
            <text:p>0,000084</text:p>
          </table:table-cell>
          <table:table-cell office:value-type="float" office:value="0.000085">
            <text:p>0,000085</text:p>
          </table:table-cell>
          <table:table-cell office:value-type="float" office:value="0.000088">
            <text:p>0,000088</text:p>
          </table:table-cell>
          <table:table-cell office:value-type="float" office:value="0.000091">
            <text:p>0,000091</text:p>
          </table:table-cell>
          <table:table-cell office:value-type="float" office:value="0.000087">
            <text:p>0,000087</text:p>
          </table:table-cell>
          <table:table-cell office:value-type="float" office:value="0.000096">
            <text:p>0,000096</text:p>
          </table:table-cell>
          <table:table-cell office:value-type="float" office:value="0.0001">
            <text:p>0,0001</text:p>
          </table:table-cell>
          <table:table-cell office:value-type="float" office:value="0.000091">
            <text:p>0,000091</text:p>
          </table:table-cell>
          <table:table-cell office:value-type="float" office:value="0.000093">
            <text:p>0,000093</text:p>
          </table:table-cell>
          <table:table-cell office:value-type="float" office:value="0.000088">
            <text:p>0,000088</text:p>
          </table:table-cell>
          <table:table-cell office:value-type="float" office:value="0.000086">
            <text:p>0,000086</text:p>
          </table:table-cell>
          <table:table-cell office:value-type="float" office:value="0.000092">
            <text:p>0,000092</text:p>
          </table:table-cell>
          <table:table-cell office:value-type="float" office:value="0.000086">
            <text:p>0,000086</text:p>
          </table:table-cell>
          <table:table-cell office:value-type="float" office:value="0.000094">
            <text:p>0,000094</text:p>
          </table:table-cell>
          <table:table-cell office:value-type="float" office:value="0.000087">
            <text:p>0,000087</text:p>
          </table:table-cell>
          <table:table-cell office:value-type="float" office:value="0.000102">
            <text:p>0,000102</text:p>
          </table:table-cell>
          <table:table-cell office:value-type="float" office:value="0.000093">
            <text:p>0,000093</text:p>
          </table:table-cell>
          <table:table-cell office:value-type="float" office:value="0.000095">
            <text:p>0,000095</text:p>
          </table:table-cell>
          <table:table-cell office:value-type="float" office:value="0.000088">
            <text:p>0,000088</text:p>
          </table:table-cell>
          <table:table-cell office:value-type="float" office:value="0.000081">
            <text:p>0,000081</text:p>
          </table:table-cell>
          <table:table-cell office:value-type="float" office:value="0.000077">
            <text:p>0,000077</text:p>
          </table:table-cell>
          <table:table-cell office:value-type="float" office:value="0.000088">
            <text:p>0,000088</text:p>
          </table:table-cell>
          <table:table-cell office:value-type="float" office:value="0.000087">
            <text:p>0,000087</text:p>
          </table:table-cell>
          <table:table-cell office:value-type="float" office:value="0.000081">
            <text:p>0,000081</text:p>
          </table:table-cell>
          <table:table-cell office:value-type="float" office:value="0.000083">
            <text:p>0,000083</text:p>
          </table:table-cell>
          <table:table-cell office:value-type="float" office:value="0.00009">
            <text:p>0,00009</text:p>
          </table:table-cell>
          <table:table-cell office:value-type="float" office:value="0.000084">
            <text:p>0,000084</text:p>
          </table:table-cell>
          <table:table-cell office:value-type="float" office:value="0.000078">
            <text:p>0,000078</text:p>
          </table:table-cell>
          <table:table-cell table:number-columns-repeated="2" office:value-type="float" office:value="0.000082">
            <text:p>0,000082</text:p>
          </table:table-cell>
          <table:table-cell office:value-type="float" office:value="0.000092">
            <text:p>0,000092</text:p>
          </table:table-cell>
          <table:table-cell office:value-type="float" office:value="0.00008">
            <text:p>0,00008</text:p>
          </table:table-cell>
          <table:table-cell office:value-type="float" office:value="0.000089">
            <text:p>0,000089</text:p>
          </table:table-cell>
          <table:table-cell office:value-type="float" office:value="0.000083">
            <text:p>0,000083</text:p>
          </table:table-cell>
          <table:table-cell office:value-type="float" office:value="0.000084">
            <text:p>0,000084</text:p>
          </table:table-cell>
          <table:table-cell office:value-type="float" office:value="0.000099">
            <text:p>0,000099</text:p>
          </table:table-cell>
          <table:table-cell office:value-type="float" office:value="0.00009">
            <text:p>0,00009</text:p>
          </table:table-cell>
          <table:table-cell office:value-type="float" office:value="0.000087">
            <text:p>0,000087</text:p>
          </table:table-cell>
          <table:table-cell office:value-type="float" office:value="0.000086">
            <text:p>0,000086</text:p>
          </table:table-cell>
          <table:table-cell office:value-type="float" office:value="0.000092">
            <text:p>0,000092</text:p>
          </table:table-cell>
          <table:table-cell office:value-type="float" office:value="0.000097">
            <text:p>0,000097</text:p>
          </table:table-cell>
          <table:table-cell office:value-type="float" office:value="0.00009">
            <text:p>0,00009</text:p>
          </table:table-cell>
          <table:table-cell office:value-type="float" office:value="0.000096">
            <text:p>0,000096</text:p>
          </table:table-cell>
          <table:table-cell office:value-type="float" office:value="0.000093">
            <text:p>0,000093</text:p>
          </table:table-cell>
          <table:table-cell office:value-type="float" office:value="0.000083">
            <text:p>0,000083</text:p>
          </table:table-cell>
          <table:table-cell office:value-type="float" office:value="0.00009">
            <text:p>0,00009</text:p>
          </table:table-cell>
          <table:table-cell office:value-type="float" office:value="0.000093">
            <text:p>0,000093</text:p>
          </table:table-cell>
          <table:table-cell office:value-type="float" office:value="0.000087">
            <text:p>0,000087</text:p>
          </table:table-cell>
          <table:table-cell office:value-type="float" office:value="0.000092">
            <text:p>0,000092</text:p>
          </table:table-cell>
          <table:table-cell office:value-type="float" office:value="0.000104">
            <text:p>0,000104</text:p>
          </table:table-cell>
          <table:table-cell office:value-type="float" office:value="0.000092">
            <text:p>0,000092</text:p>
          </table:table-cell>
          <table:table-cell office:value-type="float" office:value="0.000095">
            <text:p>0,000095</text:p>
          </table:table-cell>
          <table:table-cell office:value-type="float" office:value="0.000098">
            <text:p>0,000098</text:p>
          </table:table-cell>
          <table:table-cell office:value-type="float" office:value="0.000097">
            <text:p>0,000097</text:p>
          </table:table-cell>
          <table:table-cell office:value-type="float" office:value="0.000107">
            <text:p>0,000107</text:p>
          </table:table-cell>
          <table:table-cell office:value-type="float" office:value="0.000112">
            <text:p>0,000112</text:p>
          </table:table-cell>
          <table:table-cell office:value-type="float" office:value="0.000101">
            <text:p>0,000101</text:p>
          </table:table-cell>
          <table:table-cell table:number-columns-repeated="2" office:value-type="float" office:value="0.0001">
            <text:p>0,0001</text:p>
          </table:table-cell>
          <table:table-cell office:value-type="float" office:value="0.000096">
            <text:p>0,000096</text:p>
          </table:table-cell>
          <table:table-cell office:value-type="float" office:value="0.000092">
            <text:p>0,000092</text:p>
          </table:table-cell>
          <table:table-cell office:value-type="float" office:value="0.000094">
            <text:p>0,000094</text:p>
          </table:table-cell>
          <table:table-cell office:value-type="float" office:value="0.000076">
            <text:p>0,000076</text:p>
          </table:table-cell>
          <table:table-cell office:value-type="float" office:value="0.000093">
            <text:p>0,000093</text:p>
          </table:table-cell>
          <table:table-cell office:value-type="float" office:value="0.000094">
            <text:p>0,000094</text:p>
          </table:table-cell>
          <table:table-cell office:value-type="float" office:value="0.000095">
            <text:p>0,000095</text:p>
          </table:table-cell>
          <table:table-cell office:value-type="float" office:value="0.000087">
            <text:p>0,000087</text:p>
          </table:table-cell>
          <table:table-cell office:value-type="float" office:value="0.000085">
            <text:p>0,000085</text:p>
          </table:table-cell>
          <table:table-cell office:value-type="float" office:value="0.000095">
            <text:p>0,000095</text:p>
          </table:table-cell>
          <table:table-cell table:number-columns-repeated="2" office:value-type="float" office:value="0.000091">
            <text:p>0,000091</text:p>
          </table:table-cell>
          <table:table-cell office:value-type="float" office:value="0.000095">
            <text:p>0,000095</text:p>
          </table:table-cell>
          <table:table-cell office:value-type="float" office:value="0.000099">
            <text:p>0,000099</text:p>
          </table:table-cell>
          <table:table-cell office:value-type="float" office:value="0.000088">
            <text:p>0,000088</text:p>
          </table:table-cell>
          <table:table-cell office:value-type="float" office:value="0.000101">
            <text:p>0,000101</text:p>
          </table:table-cell>
          <table:table-cell office:value-type="float" office:value="0.000092">
            <text:p>0,000092</text:p>
          </table:table-cell>
          <table:table-cell office:value-type="float" office:value="0.000096">
            <text:p>0,000096</text:p>
          </table:table-cell>
          <table:table-cell office:value-type="float" office:value="0.000099">
            <text:p>0,000099</text:p>
          </table:table-cell>
          <table:table-cell office:value-type="float" office:value="0.000092">
            <text:p>0,000092</text:p>
          </table:table-cell>
          <table:table-cell office:value-type="float" office:value="0.000088">
            <text:p>0,000088</text:p>
          </table:table-cell>
          <table:table-cell office:value-type="float" office:value="0.000091">
            <text:p>0,000091</text:p>
          </table:table-cell>
          <table:table-cell office:value-type="float" office:value="0.000089">
            <text:p>0,000089</text:p>
          </table:table-cell>
          <table:table-cell office:value-type="float" office:value="0.000102">
            <text:p>0,000102</text:p>
          </table:table-cell>
          <table:table-cell office:value-type="float" office:value="0.000096">
            <text:p>0,000096</text:p>
          </table:table-cell>
          <table:table-cell office:value-type="float" office:value="0.000092">
            <text:p>0,000092</text:p>
          </table:table-cell>
          <table:table-cell office:value-type="float" office:value="0.000088">
            <text:p>0,000088</text:p>
          </table:table-cell>
          <table:table-cell office:value-type="float" office:value="0.000089">
            <text:p>0,000089</text:p>
          </table:table-cell>
          <table:table-cell office:value-type="float" office:value="0.000091">
            <text:p>0,000091</text:p>
          </table:table-cell>
          <table:table-cell office:value-type="float" office:value="0.00009">
            <text:p>0,00009</text:p>
          </table:table-cell>
          <table:table-cell office:value-type="float" office:value="0.000086">
            <text:p>0,000086</text:p>
          </table:table-cell>
          <table:table-cell office:value-type="float" office:value="0.000087">
            <text:p>0,000087</text:p>
          </table:table-cell>
          <table:table-cell office:value-type="float" office:value="0.000083">
            <text:p>0,000083</text:p>
          </table:table-cell>
          <table:table-cell office:value-type="float" office:value="0.000084">
            <text:p>0,000084</text:p>
          </table:table-cell>
          <table:table-cell office:value-type="float" office:value="0.000087">
            <text:p>0,000087</text:p>
          </table:table-cell>
          <table:table-cell office:value-type="float" office:value="0.000084">
            <text:p>0,000084</text:p>
          </table:table-cell>
          <table:table-cell office:value-type="float" office:value="0.000087">
            <text:p>0,000087</text:p>
          </table:table-cell>
          <table:table-cell table:number-columns-repeated="2" office:value-type="float" office:value="0.000084">
            <text:p>0,000084</text:p>
          </table:table-cell>
          <table:table-cell office:value-type="float" office:value="0.000087">
            <text:p>0,000087</text:p>
          </table:table-cell>
          <table:table-cell office:value-type="float" office:value="0.000083">
            <text:p>0,000083</text:p>
          </table:table-cell>
          <table:table-cell office:value-type="float" office:value="0.00009">
            <text:p>0,00009</text:p>
          </table:table-cell>
          <table:table-cell office:value-type="float" office:value="0.000081">
            <text:p>0,000081</text:p>
          </table:table-cell>
          <table:table-cell office:value-type="float" office:value="0.000091">
            <text:p>0,000091</text:p>
          </table:table-cell>
          <table:table-cell office:value-type="float" office:value="0.000093">
            <text:p>0,000093</text:p>
          </table:table-cell>
          <table:table-cell office:value-type="float" office:value="0.000095">
            <text:p>0,000095</text:p>
          </table:table-cell>
          <table:table-cell office:value-type="float" office:value="0.000093">
            <text:p>0,000093</text:p>
          </table:table-cell>
          <table:table-cell office:value-type="float" office:value="0.000089">
            <text:p>0,000089</text:p>
          </table:table-cell>
          <table:table-cell office:value-type="float" office:value="0.000088">
            <text:p>0,000088</text:p>
          </table:table-cell>
          <table:table-cell office:value-type="float" office:value="0.00008">
            <text:p>0,00008</text:p>
          </table:table-cell>
          <table:table-cell office:value-type="float" office:value="0.000084">
            <text:p>0,000084</text:p>
          </table:table-cell>
          <table:table-cell office:value-type="float" office:value="0.000093">
            <text:p>0,000093</text:p>
          </table:table-cell>
          <table:table-cell office:value-type="float" office:value="0.000095">
            <text:p>0,000095</text:p>
          </table:table-cell>
          <table:table-cell office:value-type="float" office:value="0.000083">
            <text:p>0,000083</text:p>
          </table:table-cell>
          <table:table-cell office:value-type="float" office:value="0.00009">
            <text:p>0,00009</text:p>
          </table:table-cell>
          <table:table-cell office:value-type="float" office:value="0.000079">
            <text:p>0,000079</text:p>
          </table:table-cell>
          <table:table-cell office:value-type="float" office:value="0.000091">
            <text:p>0,000091</text:p>
          </table:table-cell>
          <table:table-cell office:value-type="float" office:value="0.000095">
            <text:p>0,000095</text:p>
          </table:table-cell>
          <table:table-cell office:value-type="float" office:value="0.000085">
            <text:p>0,000085</text:p>
          </table:table-cell>
          <table:table-cell office:value-type="float" office:value="0.000089">
            <text:p>0,000089</text:p>
          </table:table-cell>
          <table:table-cell office:value-type="float" office:value="0.000087">
            <text:p>0,000087</text:p>
          </table:table-cell>
          <table:table-cell office:value-type="float" office:value="0.000085">
            <text:p>0,000085</text:p>
          </table:table-cell>
          <table:table-cell office:value-type="float" office:value="0.000095">
            <text:p>0,000095</text:p>
          </table:table-cell>
          <table:table-cell office:value-type="float" office:value="0.000077">
            <text:p>0,000077</text:p>
          </table:table-cell>
          <table:table-cell office:value-type="float" office:value="0.000086">
            <text:p>0,000086</text:p>
          </table:table-cell>
          <table:table-cell office:value-type="float" office:value="0.000087">
            <text:p>0,000087</text:p>
          </table:table-cell>
          <table:table-cell office:value-type="float" office:value="0.000101">
            <text:p>0,000101</text:p>
          </table:table-cell>
          <table:table-cell office:value-type="float" office:value="0.000095">
            <text:p>0,000095</text:p>
          </table:table-cell>
          <table:table-cell office:value-type="float" office:value="0.000097">
            <text:p>0,000097</text:p>
          </table:table-cell>
          <table:table-cell office:value-type="float" office:value="0.000094">
            <text:p>0,000094</text:p>
          </table:table-cell>
          <table:table-cell office:value-type="float" office:value="0.000097">
            <text:p>0,000097</text:p>
          </table:table-cell>
          <table:table-cell office:value-type="float" office:value="0.000081">
            <text:p>0,000081</text:p>
          </table:table-cell>
          <table:table-cell office:value-type="float" office:value="0.000092">
            <text:p>0,000092</text:p>
          </table:table-cell>
          <table:table-cell office:value-type="float" office:value="0.000097">
            <text:p>0,000097</text:p>
          </table:table-cell>
          <table:table-cell office:value-type="float" office:value="0.000092">
            <text:p>0,000092</text:p>
          </table:table-cell>
          <table:table-cell office:value-type="float" office:value="0.000082">
            <text:p>0,000082</text:p>
          </table:table-cell>
          <table:table-cell office:value-type="float" office:value="0.000089">
            <text:p>0,000089</text:p>
          </table:table-cell>
          <table:table-cell office:value-type="float" office:value="0.000088">
            <text:p>0,000088</text:p>
          </table:table-cell>
          <table:table-cell office:value-type="float" office:value="0.000082">
            <text:p>0,000082</text:p>
          </table:table-cell>
          <table:table-cell office:value-type="float" office:value="0.000087">
            <text:p>0,000087</text:p>
          </table:table-cell>
        </table:table-row>
        <table:table-row table:style-name="ro1">
          <table:table-cell office:value-type="string">
            <text:p>Verifying Set Error</text:p>
          </table:table-cell>
          <table:table-cell office:value-type="float" office:value="4.802842">
            <text:p>4,802842</text:p>
          </table:table-cell>
          <table:table-cell office:value-type="float" office:value="4.616048">
            <text:p>4,616048</text:p>
          </table:table-cell>
          <table:table-cell office:value-type="float" office:value="4.40004">
            <text:p>4,40004</text:p>
          </table:table-cell>
          <table:table-cell office:value-type="float" office:value="4.210007">
            <text:p>4,210007</text:p>
          </table:table-cell>
          <table:table-cell office:value-type="float" office:value="3.964729">
            <text:p>3,964729</text:p>
          </table:table-cell>
          <table:table-cell office:value-type="float" office:value="3.759175">
            <text:p>3,759175</text:p>
          </table:table-cell>
          <table:table-cell office:value-type="float" office:value="3.608888">
            <text:p>3,608888</text:p>
          </table:table-cell>
          <table:table-cell office:value-type="float" office:value="3.367986">
            <text:p>3,367986</text:p>
          </table:table-cell>
          <table:table-cell office:value-type="float" office:value="3.188962">
            <text:p>3,188962</text:p>
          </table:table-cell>
          <table:table-cell office:value-type="float" office:value="3.081567">
            <text:p>3,081567</text:p>
          </table:table-cell>
          <table:table-cell office:value-type="float" office:value="2.887061">
            <text:p>2,887061</text:p>
          </table:table-cell>
          <table:table-cell office:value-type="float" office:value="2.793324">
            <text:p>2,793324</text:p>
          </table:table-cell>
          <table:table-cell office:value-type="float" office:value="2.65996">
            <text:p>2,65996</text:p>
          </table:table-cell>
          <table:table-cell office:value-type="float" office:value="2.467486">
            <text:p>2,467486</text:p>
          </table:table-cell>
          <table:table-cell office:value-type="float" office:value="2.380504">
            <text:p>2,380504</text:p>
          </table:table-cell>
          <table:table-cell office:value-type="float" office:value="2.227695">
            <text:p>2,227695</text:p>
          </table:table-cell>
          <table:table-cell office:value-type="float" office:value="2.131085">
            <text:p>2,131085</text:p>
          </table:table-cell>
          <table:table-cell office:value-type="float" office:value="2.053093">
            <text:p>2,053093</text:p>
          </table:table-cell>
          <table:table-cell office:value-type="float" office:value="1.96272">
            <text:p>1,96272</text:p>
          </table:table-cell>
          <table:table-cell office:value-type="float" office:value="1.829909">
            <text:p>1,829909</text:p>
          </table:table-cell>
          <table:table-cell office:value-type="float" office:value="1.765311">
            <text:p>1,765311</text:p>
          </table:table-cell>
          <table:table-cell office:value-type="float" office:value="1.665749">
            <text:p>1,665749</text:p>
          </table:table-cell>
          <table:table-cell office:value-type="float" office:value="1.618205">
            <text:p>1,618205</text:p>
          </table:table-cell>
          <table:table-cell office:value-type="float" office:value="1.517993">
            <text:p>1,517993</text:p>
          </table:table-cell>
          <table:table-cell office:value-type="float" office:value="1.461383">
            <text:p>1,461383</text:p>
          </table:table-cell>
          <table:table-cell office:value-type="float" office:value="1.37106">
            <text:p>1,37106</text:p>
          </table:table-cell>
          <table:table-cell office:value-type="float" office:value="1.338067">
            <text:p>1,338067</text:p>
          </table:table-cell>
          <table:table-cell office:value-type="float" office:value="1.257474">
            <text:p>1,257474</text:p>
          </table:table-cell>
          <table:table-cell office:value-type="float" office:value="1.196814">
            <text:p>1,196814</text:p>
          </table:table-cell>
          <table:table-cell office:value-type="float" office:value="1.125853">
            <text:p>1,125853</text:p>
          </table:table-cell>
          <table:table-cell office:value-type="float" office:value="1.072696">
            <text:p>1,072696</text:p>
          </table:table-cell>
          <table:table-cell office:value-type="float" office:value="1.01327">
            <text:p>1,01327</text:p>
          </table:table-cell>
          <table:table-cell office:value-type="float" office:value="0.973384">
            <text:p>0,973384</text:p>
          </table:table-cell>
          <table:table-cell office:value-type="float" office:value="0.916305">
            <text:p>0,916305</text:p>
          </table:table-cell>
          <table:table-cell office:value-type="float" office:value="0.875251">
            <text:p>0,875251</text:p>
          </table:table-cell>
          <table:table-cell office:value-type="float" office:value="0.828549">
            <text:p>0,828549</text:p>
          </table:table-cell>
          <table:table-cell office:value-type="float" office:value="0.792866">
            <text:p>0,792866</text:p>
          </table:table-cell>
          <table:table-cell office:value-type="float" office:value="0.741852">
            <text:p>0,741852</text:p>
          </table:table-cell>
          <table:table-cell office:value-type="float" office:value="0.714309">
            <text:p>0,714309</text:p>
          </table:table-cell>
          <table:table-cell office:value-type="float" office:value="0.692133">
            <text:p>0,692133</text:p>
          </table:table-cell>
          <table:table-cell office:value-type="float" office:value="0.657214">
            <text:p>0,657214</text:p>
          </table:table-cell>
          <table:table-cell office:value-type="float" office:value="0.634673">
            <text:p>0,634673</text:p>
          </table:table-cell>
          <table:table-cell office:value-type="float" office:value="0.595071">
            <text:p>0,595071</text:p>
          </table:table-cell>
          <table:table-cell office:value-type="float" office:value="0.563838">
            <text:p>0,563838</text:p>
          </table:table-cell>
          <table:table-cell office:value-type="float" office:value="0.541055">
            <text:p>0,541055</text:p>
          </table:table-cell>
          <table:table-cell office:value-type="float" office:value="0.509935">
            <text:p>0,509935</text:p>
          </table:table-cell>
          <table:table-cell office:value-type="float" office:value="0.480625">
            <text:p>0,480625</text:p>
          </table:table-cell>
          <table:table-cell office:value-type="float" office:value="0.456469">
            <text:p>0,456469</text:p>
          </table:table-cell>
          <table:table-cell office:value-type="float" office:value="0.438109">
            <text:p>0,438109</text:p>
          </table:table-cell>
          <table:table-cell office:value-type="float" office:value="0.415303">
            <text:p>0,415303</text:p>
          </table:table-cell>
          <table:table-cell office:value-type="float" office:value="0.38666">
            <text:p>0,38666</text:p>
          </table:table-cell>
          <table:table-cell office:value-type="float" office:value="0.379288">
            <text:p>0,379288</text:p>
          </table:table-cell>
          <table:table-cell office:value-type="float" office:value="0.359319">
            <text:p>0,359319</text:p>
          </table:table-cell>
          <table:table-cell office:value-type="float" office:value="0.342186">
            <text:p>0,342186</text:p>
          </table:table-cell>
          <table:table-cell office:value-type="float" office:value="0.320982">
            <text:p>0,320982</text:p>
          </table:table-cell>
          <table:table-cell office:value-type="float" office:value="0.297569">
            <text:p>0,297569</text:p>
          </table:table-cell>
          <table:table-cell office:value-type="float" office:value="0.294656">
            <text:p>0,294656</text:p>
          </table:table-cell>
          <table:table-cell office:value-type="float" office:value="0.276409">
            <text:p>0,276409</text:p>
          </table:table-cell>
          <table:table-cell office:value-type="float" office:value="0.258176">
            <text:p>0,258176</text:p>
          </table:table-cell>
          <table:table-cell office:value-type="float" office:value="0.25005">
            <text:p>0,25005</text:p>
          </table:table-cell>
          <table:table-cell office:value-type="float" office:value="0.239085">
            <text:p>0,239085</text:p>
          </table:table-cell>
          <table:table-cell office:value-type="float" office:value="0.223005">
            <text:p>0,223005</text:p>
          </table:table-cell>
          <table:table-cell office:value-type="float" office:value="0.214084">
            <text:p>0,214084</text:p>
          </table:table-cell>
          <table:table-cell office:value-type="float" office:value="0.202063">
            <text:p>0,202063</text:p>
          </table:table-cell>
          <table:table-cell office:value-type="float" office:value="0.19809">
            <text:p>0,19809</text:p>
          </table:table-cell>
          <table:table-cell office:value-type="float" office:value="0.185497">
            <text:p>0,185497</text:p>
          </table:table-cell>
          <table:table-cell office:value-type="float" office:value="0.17452">
            <text:p>0,17452</text:p>
          </table:table-cell>
          <table:table-cell office:value-type="float" office:value="0.169185">
            <text:p>0,169185</text:p>
          </table:table-cell>
          <table:table-cell office:value-type="float" office:value="0.156503">
            <text:p>0,156503</text:p>
          </table:table-cell>
          <table:table-cell office:value-type="float" office:value="0.15127">
            <text:p>0,15127</text:p>
          </table:table-cell>
          <table:table-cell office:value-type="float" office:value="0.143444">
            <text:p>0,143444</text:p>
          </table:table-cell>
          <table:table-cell office:value-type="float" office:value="0.137449">
            <text:p>0,137449</text:p>
          </table:table-cell>
          <table:table-cell office:value-type="float" office:value="0.127994">
            <text:p>0,127994</text:p>
          </table:table-cell>
          <table:table-cell office:value-type="float" office:value="0.122111">
            <text:p>0,122111</text:p>
          </table:table-cell>
          <table:table-cell office:value-type="float" office:value="0.115277">
            <text:p>0,115277</text:p>
          </table:table-cell>
          <table:table-cell office:value-type="float" office:value="0.111872">
            <text:p>0,111872</text:p>
          </table:table-cell>
          <table:table-cell office:value-type="float" office:value="0.10493">
            <text:p>0,10493</text:p>
          </table:table-cell>
          <table:table-cell office:value-type="float" office:value="0.10144">
            <text:p>0,10144</text:p>
          </table:table-cell>
          <table:table-cell office:value-type="float" office:value="0.094844">
            <text:p>0,094844</text:p>
          </table:table-cell>
          <table:table-cell office:value-type="float" office:value="0.090049">
            <text:p>0,090049</text:p>
          </table:table-cell>
          <table:table-cell office:value-type="float" office:value="0.086325">
            <text:p>0,086325</text:p>
          </table:table-cell>
          <table:table-cell office:value-type="float" office:value="0.082586">
            <text:p>0,082586</text:p>
          </table:table-cell>
          <table:table-cell office:value-type="float" office:value="0.077391">
            <text:p>0,077391</text:p>
          </table:table-cell>
          <table:table-cell office:value-type="float" office:value="0.073526">
            <text:p>0,073526</text:p>
          </table:table-cell>
          <table:table-cell office:value-type="float" office:value="0.070518">
            <text:p>0,070518</text:p>
          </table:table-cell>
          <table:table-cell office:value-type="float" office:value="0.065974">
            <text:p>0,065974</text:p>
          </table:table-cell>
          <table:table-cell office:value-type="float" office:value="0.062847">
            <text:p>0,062847</text:p>
          </table:table-cell>
          <table:table-cell office:value-type="float" office:value="0.059583">
            <text:p>0,059583</text:p>
          </table:table-cell>
          <table:table-cell office:value-type="float" office:value="0.056959">
            <text:p>0,056959</text:p>
          </table:table-cell>
          <table:table-cell office:value-type="float" office:value="0.053723">
            <text:p>0,053723</text:p>
          </table:table-cell>
          <table:table-cell office:value-type="float" office:value="0.051408">
            <text:p>0,051408</text:p>
          </table:table-cell>
          <table:table-cell office:value-type="float" office:value="0.049654">
            <text:p>0,049654</text:p>
          </table:table-cell>
          <table:table-cell office:value-type="float" office:value="0.04724">
            <text:p>0,04724</text:p>
          </table:table-cell>
          <table:table-cell office:value-type="float" office:value="0.043612">
            <text:p>0,043612</text:p>
          </table:table-cell>
          <table:table-cell office:value-type="float" office:value="0.042102">
            <text:p>0,042102</text:p>
          </table:table-cell>
          <table:table-cell office:value-type="float" office:value="0.040132">
            <text:p>0,040132</text:p>
          </table:table-cell>
          <table:table-cell office:value-type="float" office:value="0.037941">
            <text:p>0,037941</text:p>
          </table:table-cell>
          <table:table-cell office:value-type="float" office:value="0.035534">
            <text:p>0,035534</text:p>
          </table:table-cell>
          <table:table-cell office:value-type="float" office:value="0.034524">
            <text:p>0,034524</text:p>
          </table:table-cell>
          <table:table-cell office:value-type="float" office:value="0.032851">
            <text:p>0,032851</text:p>
          </table:table-cell>
          <table:table-cell office:value-type="float" office:value="0.030515">
            <text:p>0,030515</text:p>
          </table:table-cell>
          <table:table-cell office:value-type="float" office:value="0.029323">
            <text:p>0,029323</text:p>
          </table:table-cell>
          <table:table-cell office:value-type="float" office:value="0.027547">
            <text:p>0,027547</text:p>
          </table:table-cell>
          <table:table-cell office:value-type="float" office:value="0.026777">
            <text:p>0,026777</text:p>
          </table:table-cell>
          <table:table-cell office:value-type="float" office:value="0.024815">
            <text:p>0,024815</text:p>
          </table:table-cell>
          <table:table-cell office:value-type="float" office:value="0.023527">
            <text:p>0,023527</text:p>
          </table:table-cell>
          <table:table-cell office:value-type="float" office:value="0.022672">
            <text:p>0,022672</text:p>
          </table:table-cell>
          <table:table-cell office:value-type="float" office:value="0.021398">
            <text:p>0,021398</text:p>
          </table:table-cell>
          <table:table-cell office:value-type="float" office:value="0.02004">
            <text:p>0,02004</text:p>
          </table:table-cell>
          <table:table-cell office:value-type="float" office:value="0.019437">
            <text:p>0,019437</text:p>
          </table:table-cell>
          <table:table-cell office:value-type="float" office:value="0.018189">
            <text:p>0,018189</text:p>
          </table:table-cell>
          <table:table-cell office:value-type="float" office:value="0.017466">
            <text:p>0,017466</text:p>
          </table:table-cell>
          <table:table-cell office:value-type="float" office:value="0.016582">
            <text:p>0,016582</text:p>
          </table:table-cell>
          <table:table-cell office:value-type="float" office:value="0.01577">
            <text:p>0,01577</text:p>
          </table:table-cell>
          <table:table-cell office:value-type="float" office:value="0.014983">
            <text:p>0,014983</text:p>
          </table:table-cell>
          <table:table-cell office:value-type="float" office:value="0.014334">
            <text:p>0,014334</text:p>
          </table:table-cell>
          <table:table-cell office:value-type="float" office:value="0.013672">
            <text:p>0,013672</text:p>
          </table:table-cell>
          <table:table-cell office:value-type="float" office:value="0.012927">
            <text:p>0,012927</text:p>
          </table:table-cell>
          <table:table-cell office:value-type="float" office:value="0.01254">
            <text:p>0,01254</text:p>
          </table:table-cell>
          <table:table-cell office:value-type="float" office:value="0.011618">
            <text:p>0,011618</text:p>
          </table:table-cell>
          <table:table-cell office:value-type="float" office:value="0.011018">
            <text:p>0,011018</text:p>
          </table:table-cell>
          <table:table-cell office:value-type="float" office:value="0.010379">
            <text:p>0,010379</text:p>
          </table:table-cell>
          <table:table-cell office:value-type="float" office:value="0.009954">
            <text:p>0,009954</text:p>
          </table:table-cell>
          <table:table-cell office:value-type="float" office:value="0.009719">
            <text:p>0,009719</text:p>
          </table:table-cell>
          <table:table-cell office:value-type="float" office:value="0.008902">
            <text:p>0,008902</text:p>
          </table:table-cell>
          <table:table-cell office:value-type="float" office:value="0.008668">
            <text:p>0,008668</text:p>
          </table:table-cell>
          <table:table-cell office:value-type="float" office:value="0.008133">
            <text:p>0,008133</text:p>
          </table:table-cell>
          <table:table-cell office:value-type="float" office:value="0.007751">
            <text:p>0,007751</text:p>
          </table:table-cell>
          <table:table-cell office:value-type="float" office:value="0.007379">
            <text:p>0,007379</text:p>
          </table:table-cell>
          <table:table-cell office:value-type="float" office:value="0.007045">
            <text:p>0,007045</text:p>
          </table:table-cell>
          <table:table-cell office:value-type="float" office:value="0.00657">
            <text:p>0,00657</text:p>
          </table:table-cell>
          <table:table-cell office:value-type="float" office:value="0.006258">
            <text:p>0,006258</text:p>
          </table:table-cell>
          <table:table-cell office:value-type="float" office:value="0.006079">
            <text:p>0,006079</text:p>
          </table:table-cell>
          <table:table-cell office:value-type="float" office:value="0.005589">
            <text:p>0,005589</text:p>
          </table:table-cell>
          <table:table-cell office:value-type="float" office:value="0.00535">
            <text:p>0,00535</text:p>
          </table:table-cell>
          <table:table-cell office:value-type="float" office:value="0.005132">
            <text:p>0,005132</text:p>
          </table:table-cell>
          <table:table-cell office:value-type="float" office:value="0.005002">
            <text:p>0,005002</text:p>
          </table:table-cell>
          <table:table-cell office:value-type="float" office:value="0.004588">
            <text:p>0,004588</text:p>
          </table:table-cell>
          <table:table-cell office:value-type="float" office:value="0.004438">
            <text:p>0,004438</text:p>
          </table:table-cell>
          <table:table-cell office:value-type="float" office:value="0.004256">
            <text:p>0,004256</text:p>
          </table:table-cell>
          <table:table-cell office:value-type="float" office:value="0.003969">
            <text:p>0,003969</text:p>
          </table:table-cell>
          <table:table-cell office:value-type="float" office:value="0.003796">
            <text:p>0,003796</text:p>
          </table:table-cell>
          <table:table-cell office:value-type="float" office:value="0.0036">
            <text:p>0,0036</text:p>
          </table:table-cell>
          <table:table-cell office:value-type="float" office:value="0.003482">
            <text:p>0,003482</text:p>
          </table:table-cell>
          <table:table-cell office:value-type="float" office:value="0.003254">
            <text:p>0,003254</text:p>
          </table:table-cell>
          <table:table-cell office:value-type="float" office:value="0.003122">
            <text:p>0,003122</text:p>
          </table:table-cell>
          <table:table-cell office:value-type="float" office:value="0.003046">
            <text:p>0,003046</text:p>
          </table:table-cell>
          <table:table-cell office:value-type="float" office:value="0.002918">
            <text:p>0,002918</text:p>
          </table:table-cell>
          <table:table-cell office:value-type="float" office:value="0.002684">
            <text:p>0,002684</text:p>
          </table:table-cell>
          <table:table-cell office:value-type="float" office:value="0.002563">
            <text:p>0,002563</text:p>
          </table:table-cell>
          <table:table-cell office:value-type="float" office:value="0.002482">
            <text:p>0,002482</text:p>
          </table:table-cell>
          <table:table-cell office:value-type="float" office:value="0.002399">
            <text:p>0,002399</text:p>
          </table:table-cell>
          <table:table-cell office:value-type="float" office:value="0.002218">
            <text:p>0,002218</text:p>
          </table:table-cell>
          <table:table-cell office:value-type="float" office:value="0.002198">
            <text:p>0,002198</text:p>
          </table:table-cell>
          <table:table-cell office:value-type="float" office:value="0.002087">
            <text:p>0,002087</text:p>
          </table:table-cell>
          <table:table-cell office:value-type="float" office:value="0.001933">
            <text:p>0,001933</text:p>
          </table:table-cell>
          <table:table-cell office:value-type="float" office:value="0.001852">
            <text:p>0,001852</text:p>
          </table:table-cell>
          <table:table-cell office:value-type="float" office:value="0.001776">
            <text:p>0,001776</text:p>
          </table:table-cell>
          <table:table-cell office:value-type="float" office:value="0.001708">
            <text:p>0,001708</text:p>
          </table:table-cell>
          <table:table-cell office:value-type="float" office:value="0.001616">
            <text:p>0,001616</text:p>
          </table:table-cell>
          <table:table-cell office:value-type="float" office:value="0.00153">
            <text:p>0,00153</text:p>
          </table:table-cell>
          <table:table-cell office:value-type="float" office:value="0.00149">
            <text:p>0,00149</text:p>
          </table:table-cell>
          <table:table-cell office:value-type="float" office:value="0.001402">
            <text:p>0,001402</text:p>
          </table:table-cell>
          <table:table-cell office:value-type="float" office:value="0.001299">
            <text:p>0,001299</text:p>
          </table:table-cell>
          <table:table-cell office:value-type="float" office:value="0.001274">
            <text:p>0,001274</text:p>
          </table:table-cell>
          <table:table-cell office:value-type="float" office:value="0.001174">
            <text:p>0,001174</text:p>
          </table:table-cell>
          <table:table-cell office:value-type="float" office:value="0.001196">
            <text:p>0,001196</text:p>
          </table:table-cell>
          <table:table-cell office:value-type="float" office:value="0.00106">
            <text:p>0,00106</text:p>
          </table:table-cell>
          <table:table-cell office:value-type="float" office:value="0.001059">
            <text:p>0,001059</text:p>
          </table:table-cell>
          <table:table-cell office:value-type="float" office:value="0.000979">
            <text:p>0,000979</text:p>
          </table:table-cell>
          <table:table-cell office:value-type="float" office:value="0.000933">
            <text:p>0,000933</text:p>
          </table:table-cell>
          <table:table-cell office:value-type="float" office:value="0.000894">
            <text:p>0,000894</text:p>
          </table:table-cell>
          <table:table-cell office:value-type="float" office:value="0.00088">
            <text:p>0,00088</text:p>
          </table:table-cell>
          <table:table-cell office:value-type="float" office:value="0.000852">
            <text:p>0,000852</text:p>
          </table:table-cell>
          <table:table-cell office:value-type="float" office:value="0.000814">
            <text:p>0,000814</text:p>
          </table:table-cell>
          <table:table-cell office:value-type="float" office:value="0.000766">
            <text:p>0,000766</text:p>
          </table:table-cell>
          <table:table-cell office:value-type="float" office:value="0.00072">
            <text:p>0,00072</text:p>
          </table:table-cell>
          <table:table-cell office:value-type="float" office:value="0.000691">
            <text:p>0,000691</text:p>
          </table:table-cell>
          <table:table-cell office:value-type="float" office:value="0.000655">
            <text:p>0,000655</text:p>
          </table:table-cell>
          <table:table-cell office:value-type="float" office:value="0.000627">
            <text:p>0,000627</text:p>
          </table:table-cell>
          <table:table-cell office:value-type="float" office:value="0.000625">
            <text:p>0,000625</text:p>
          </table:table-cell>
          <table:table-cell office:value-type="float" office:value="0.000599">
            <text:p>0,000599</text:p>
          </table:table-cell>
          <table:table-cell office:value-type="float" office:value="0.000564">
            <text:p>0,000564</text:p>
          </table:table-cell>
          <table:table-cell office:value-type="float" office:value="0.000552">
            <text:p>0,000552</text:p>
          </table:table-cell>
          <table:table-cell office:value-type="float" office:value="0.000533">
            <text:p>0,000533</text:p>
          </table:table-cell>
          <table:table-cell office:value-type="float" office:value="0.000532">
            <text:p>0,000532</text:p>
          </table:table-cell>
          <table:table-cell office:value-type="float" office:value="0.000491">
            <text:p>0,000491</text:p>
          </table:table-cell>
          <table:table-cell office:value-type="float" office:value="0.00046">
            <text:p>0,00046</text:p>
          </table:table-cell>
          <table:table-cell office:value-type="float" office:value="0.000454">
            <text:p>0,000454</text:p>
          </table:table-cell>
          <table:table-cell office:value-type="float" office:value="0.000461">
            <text:p>0,000461</text:p>
          </table:table-cell>
          <table:table-cell office:value-type="float" office:value="0.000439">
            <text:p>0,000439</text:p>
          </table:table-cell>
          <table:table-cell office:value-type="float" office:value="0.000413">
            <text:p>0,000413</text:p>
          </table:table-cell>
          <table:table-cell office:value-type="float" office:value="0.000388">
            <text:p>0,000388</text:p>
          </table:table-cell>
          <table:table-cell office:value-type="float" office:value="0.000389">
            <text:p>0,000389</text:p>
          </table:table-cell>
          <table:table-cell office:value-type="float" office:value="0.000375">
            <text:p>0,000375</text:p>
          </table:table-cell>
          <table:table-cell office:value-type="float" office:value="0.000365">
            <text:p>0,000365</text:p>
          </table:table-cell>
          <table:table-cell office:value-type="float" office:value="0.000334">
            <text:p>0,000334</text:p>
          </table:table-cell>
          <table:table-cell office:value-type="float" office:value="0.000371">
            <text:p>0,000371</text:p>
          </table:table-cell>
          <table:table-cell office:value-type="float" office:value="0.000332">
            <text:p>0,000332</text:p>
          </table:table-cell>
          <table:table-cell office:value-type="float" office:value="0.000316">
            <text:p>0,000316</text:p>
          </table:table-cell>
          <table:table-cell office:value-type="float" office:value="0.000312">
            <text:p>0,000312</text:p>
          </table:table-cell>
          <table:table-cell office:value-type="float" office:value="0.00028">
            <text:p>0,00028</text:p>
          </table:table-cell>
          <table:table-cell table:number-columns-repeated="2" office:value-type="float" office:value="0.000273">
            <text:p>0,000273</text:p>
          </table:table-cell>
          <table:table-cell office:value-type="float" office:value="0.000266">
            <text:p>0,000266</text:p>
          </table:table-cell>
          <table:table-cell office:value-type="float" office:value="0.000263">
            <text:p>0,000263</text:p>
          </table:table-cell>
          <table:table-cell office:value-type="float" office:value="0.000224">
            <text:p>0,000224</text:p>
          </table:table-cell>
          <table:table-cell office:value-type="float" office:value="0.00024">
            <text:p>0,00024</text:p>
          </table:table-cell>
          <table:table-cell office:value-type="float" office:value="0.000231">
            <text:p>0,000231</text:p>
          </table:table-cell>
          <table:table-cell office:value-type="float" office:value="0.000215">
            <text:p>0,000215</text:p>
          </table:table-cell>
          <table:table-cell office:value-type="float" office:value="0.00021">
            <text:p>0,00021</text:p>
          </table:table-cell>
          <table:table-cell office:value-type="float" office:value="0.000228">
            <text:p>0,000228</text:p>
          </table:table-cell>
          <table:table-cell office:value-type="float" office:value="0.000215">
            <text:p>0,000215</text:p>
          </table:table-cell>
          <table:table-cell office:value-type="float" office:value="0.000209">
            <text:p>0,000209</text:p>
          </table:table-cell>
          <table:table-cell office:value-type="float" office:value="0.000197">
            <text:p>0,000197</text:p>
          </table:table-cell>
          <table:table-cell office:value-type="float" office:value="0.000206">
            <text:p>0,000206</text:p>
          </table:table-cell>
          <table:table-cell office:value-type="float" office:value="0.000199">
            <text:p>0,000199</text:p>
          </table:table-cell>
          <table:table-cell office:value-type="float" office:value="0.000189">
            <text:p>0,000189</text:p>
          </table:table-cell>
          <table:table-cell office:value-type="float" office:value="0.000198">
            <text:p>0,000198</text:p>
          </table:table-cell>
          <table:table-cell office:value-type="float" office:value="0.000176">
            <text:p>0,000176</text:p>
          </table:table-cell>
          <table:table-cell office:value-type="float" office:value="0.000173">
            <text:p>0,000173</text:p>
          </table:table-cell>
          <table:table-cell office:value-type="float" office:value="0.000183">
            <text:p>0,000183</text:p>
          </table:table-cell>
          <table:table-cell office:value-type="float" office:value="0.000167">
            <text:p>0,000167</text:p>
          </table:table-cell>
          <table:table-cell office:value-type="float" office:value="0.000185">
            <text:p>0,000185</text:p>
          </table:table-cell>
          <table:table-cell office:value-type="float" office:value="0.00017">
            <text:p>0,00017</text:p>
          </table:table-cell>
          <table:table-cell office:value-type="float" office:value="0.000153">
            <text:p>0,000153</text:p>
          </table:table-cell>
          <table:table-cell office:value-type="float" office:value="0.000162">
            <text:p>0,000162</text:p>
          </table:table-cell>
          <table:table-cell office:value-type="float" office:value="0.000172">
            <text:p>0,000172</text:p>
          </table:table-cell>
          <table:table-cell office:value-type="float" office:value="0.000166">
            <text:p>0,000166</text:p>
          </table:table-cell>
          <table:table-cell office:value-type="float" office:value="0.000164">
            <text:p>0,000164</text:p>
          </table:table-cell>
          <table:table-cell table:number-columns-repeated="2" office:value-type="float" office:value="0.000142">
            <text:p>0,000142</text:p>
          </table:table-cell>
          <table:table-cell office:value-type="float" office:value="0.000143">
            <text:p>0,000143</text:p>
          </table:table-cell>
          <table:table-cell office:value-type="float" office:value="0.000149">
            <text:p>0,000149</text:p>
          </table:table-cell>
          <table:table-cell office:value-type="float" office:value="0.000136">
            <text:p>0,000136</text:p>
          </table:table-cell>
          <table:table-cell office:value-type="float" office:value="0.000139">
            <text:p>0,000139</text:p>
          </table:table-cell>
          <table:table-cell office:value-type="float" office:value="0.000141">
            <text:p>0,000141</text:p>
          </table:table-cell>
          <table:table-cell office:value-type="float" office:value="0.000128">
            <text:p>0,000128</text:p>
          </table:table-cell>
          <table:table-cell office:value-type="float" office:value="0.000137">
            <text:p>0,000137</text:p>
          </table:table-cell>
          <table:table-cell office:value-type="float" office:value="0.000125">
            <text:p>0,000125</text:p>
          </table:table-cell>
          <table:table-cell office:value-type="float" office:value="0.00013">
            <text:p>0,00013</text:p>
          </table:table-cell>
          <table:table-cell office:value-type="float" office:value="0.000128">
            <text:p>0,000128</text:p>
          </table:table-cell>
          <table:table-cell table:number-columns-repeated="2" office:value-type="float" office:value="0.000113">
            <text:p>0,000113</text:p>
          </table:table-cell>
          <table:table-cell office:value-type="float" office:value="0.000115">
            <text:p>0,000115</text:p>
          </table:table-cell>
          <table:table-cell office:value-type="float" office:value="0.000123">
            <text:p>0,000123</text:p>
          </table:table-cell>
          <table:table-cell office:value-type="float" office:value="0.000115">
            <text:p>0,000115</text:p>
          </table:table-cell>
          <table:table-cell office:value-type="float" office:value="0.000117">
            <text:p>0,000117</text:p>
          </table:table-cell>
          <table:table-cell office:value-type="float" office:value="0.000109">
            <text:p>0,000109</text:p>
          </table:table-cell>
          <table:table-cell office:value-type="float" office:value="0.000103">
            <text:p>0,000103</text:p>
          </table:table-cell>
          <table:table-cell office:value-type="float" office:value="0.000102">
            <text:p>0,000102</text:p>
          </table:table-cell>
          <table:table-cell office:value-type="float" office:value="0.000098">
            <text:p>0,000098</text:p>
          </table:table-cell>
          <table:table-cell office:value-type="float" office:value="0.00011">
            <text:p>0,00011</text:p>
          </table:table-cell>
          <table:table-cell office:value-type="float" office:value="0.000119">
            <text:p>0,000119</text:p>
          </table:table-cell>
          <table:table-cell office:value-type="float" office:value="0.000109">
            <text:p>0,000109</text:p>
          </table:table-cell>
          <table:table-cell office:value-type="float" office:value="0.000091">
            <text:p>0,000091</text:p>
          </table:table-cell>
          <table:table-cell office:value-type="float" office:value="0.000098">
            <text:p>0,000098</text:p>
          </table:table-cell>
          <table:table-cell office:value-type="float" office:value="0.000104">
            <text:p>0,000104</text:p>
          </table:table-cell>
          <table:table-cell office:value-type="float" office:value="0.000108">
            <text:p>0,000108</text:p>
          </table:table-cell>
          <table:table-cell office:value-type="float" office:value="0.000109">
            <text:p>0,000109</text:p>
          </table:table-cell>
          <table:table-cell office:value-type="float" office:value="0.000103">
            <text:p>0,000103</text:p>
          </table:table-cell>
          <table:table-cell office:value-type="float" office:value="0.000096">
            <text:p>0,000096</text:p>
          </table:table-cell>
          <table:table-cell office:value-type="float" office:value="0.0001">
            <text:p>0,0001</text:p>
          </table:table-cell>
          <table:table-cell office:value-type="float" office:value="0.000097">
            <text:p>0,000097</text:p>
          </table:table-cell>
          <table:table-cell office:value-type="float" office:value="0.000108">
            <text:p>0,000108</text:p>
          </table:table-cell>
          <table:table-cell office:value-type="float" office:value="0.000097">
            <text:p>0,000097</text:p>
          </table:table-cell>
          <table:table-cell office:value-type="float" office:value="0.000096">
            <text:p>0,000096</text:p>
          </table:table-cell>
          <table:table-cell office:value-type="float" office:value="0.000084">
            <text:p>0,000084</text:p>
          </table:table-cell>
          <table:table-cell office:value-type="float" office:value="0.000108">
            <text:p>0,000108</text:p>
          </table:table-cell>
          <table:table-cell office:value-type="float" office:value="0.000099">
            <text:p>0,000099</text:p>
          </table:table-cell>
          <table:table-cell office:value-type="float" office:value="0.000104">
            <text:p>0,000104</text:p>
          </table:table-cell>
          <table:table-cell table:number-columns-repeated="2" office:value-type="float" office:value="0.0001">
            <text:p>0,0001</text:p>
          </table:table-cell>
          <table:table-cell office:value-type="float" office:value="0.000095">
            <text:p>0,000095</text:p>
          </table:table-cell>
          <table:table-cell office:value-type="float" office:value="0.000089">
            <text:p>0,000089</text:p>
          </table:table-cell>
          <table:table-cell office:value-type="float" office:value="0.000099">
            <text:p>0,000099</text:p>
          </table:table-cell>
          <table:table-cell office:value-type="float" office:value="0.000088">
            <text:p>0,000088</text:p>
          </table:table-cell>
          <table:table-cell office:value-type="float" office:value="0.000115">
            <text:p>0,000115</text:p>
          </table:table-cell>
          <table:table-cell office:value-type="float" office:value="0.000088">
            <text:p>0,000088</text:p>
          </table:table-cell>
          <table:table-cell table:number-columns-repeated="2" office:value-type="float" office:value="0.000094">
            <text:p>0,000094</text:p>
          </table:table-cell>
          <table:table-cell office:value-type="float" office:value="0.000093">
            <text:p>0,000093</text:p>
          </table:table-cell>
          <table:table-cell office:value-type="float" office:value="0.000083">
            <text:p>0,000083</text:p>
          </table:table-cell>
          <table:table-cell office:value-type="float" office:value="0.000087">
            <text:p>0,000087</text:p>
          </table:table-cell>
          <table:table-cell office:value-type="float" office:value="0.000098">
            <text:p>0,000098</text:p>
          </table:table-cell>
          <table:table-cell office:value-type="float" office:value="0.000082">
            <text:p>0,000082</text:p>
          </table:table-cell>
          <table:table-cell office:value-type="float" office:value="0.000085">
            <text:p>0,000085</text:p>
          </table:table-cell>
          <table:table-cell office:value-type="float" office:value="0.00009">
            <text:p>0,00009</text:p>
          </table:table-cell>
          <table:table-cell office:value-type="float" office:value="0.000072">
            <text:p>0,000072</text:p>
          </table:table-cell>
          <table:table-cell office:value-type="float" office:value="0.000079">
            <text:p>0,000079</text:p>
          </table:table-cell>
          <table:table-cell office:value-type="float" office:value="0.000081">
            <text:p>0,000081</text:p>
          </table:table-cell>
          <table:table-cell office:value-type="float" office:value="0.000084">
            <text:p>0,000084</text:p>
          </table:table-cell>
          <table:table-cell office:value-type="float" office:value="0.000087">
            <text:p>0,000087</text:p>
          </table:table-cell>
          <table:table-cell office:value-type="float" office:value="0.000094">
            <text:p>0,000094</text:p>
          </table:table-cell>
          <table:table-cell office:value-type="float" office:value="0.000079">
            <text:p>0,000079</text:p>
          </table:table-cell>
          <table:table-cell office:value-type="float" office:value="0.000083">
            <text:p>0,000083</text:p>
          </table:table-cell>
          <table:table-cell office:value-type="float" office:value="0.000082">
            <text:p>0,000082</text:p>
          </table:table-cell>
          <table:table-cell office:value-type="float" office:value="0.000081">
            <text:p>0,000081</text:p>
          </table:table-cell>
          <table:table-cell office:value-type="float" office:value="0.000087">
            <text:p>0,000087</text:p>
          </table:table-cell>
          <table:table-cell office:value-type="float" office:value="0.000077">
            <text:p>0,000077</text:p>
          </table:table-cell>
          <table:table-cell office:value-type="float" office:value="0.000085">
            <text:p>0,000085</text:p>
          </table:table-cell>
          <table:table-cell office:value-type="float" office:value="0.000084">
            <text:p>0,000084</text:p>
          </table:table-cell>
          <table:table-cell office:value-type="float" office:value="0.00009">
            <text:p>0,00009</text:p>
          </table:table-cell>
          <table:table-cell office:value-type="float" office:value="0.000088">
            <text:p>0,000088</text:p>
          </table:table-cell>
          <table:table-cell office:value-type="float" office:value="0.000112">
            <text:p>0,000112</text:p>
          </table:table-cell>
          <table:table-cell office:value-type="float" office:value="0.000086">
            <text:p>0,000086</text:p>
          </table:table-cell>
          <table:table-cell office:value-type="float" office:value="0.000065">
            <text:p>0,000065</text:p>
          </table:table-cell>
          <table:table-cell office:value-type="float" office:value="0.000077">
            <text:p>0,000077</text:p>
          </table:table-cell>
          <table:table-cell office:value-type="float" office:value="0.000088">
            <text:p>0,000088</text:p>
          </table:table-cell>
          <table:table-cell office:value-type="float" office:value="0.000078">
            <text:p>0,000078</text:p>
          </table:table-cell>
          <table:table-cell office:value-type="float" office:value="0.000084">
            <text:p>0,000084</text:p>
          </table:table-cell>
          <table:table-cell office:value-type="float" office:value="0.000085">
            <text:p>0,000085</text:p>
          </table:table-cell>
          <table:table-cell office:value-type="float" office:value="0.00008">
            <text:p>0,00008</text:p>
          </table:table-cell>
          <table:table-cell office:value-type="float" office:value="0.000089">
            <text:p>0,000089</text:p>
          </table:table-cell>
          <table:table-cell office:value-type="float" office:value="0.000078">
            <text:p>0,000078</text:p>
          </table:table-cell>
          <table:table-cell office:value-type="float" office:value="0.000077">
            <text:p>0,000077</text:p>
          </table:table-cell>
          <table:table-cell office:value-type="float" office:value="0.000082">
            <text:p>0,000082</text:p>
          </table:table-cell>
          <table:table-cell office:value-type="float" office:value="0.000077">
            <text:p>0,000077</text:p>
          </table:table-cell>
          <table:table-cell office:value-type="float" office:value="0.000085">
            <text:p>0,000085</text:p>
          </table:table-cell>
          <table:table-cell office:value-type="float" office:value="0.00008">
            <text:p>0,00008</text:p>
          </table:table-cell>
          <table:table-cell office:value-type="float" office:value="0.000071">
            <text:p>0,000071</text:p>
          </table:table-cell>
          <table:table-cell office:value-type="float" office:value="0.000096">
            <text:p>0,000096</text:p>
          </table:table-cell>
          <table:table-cell office:value-type="float" office:value="0.00008">
            <text:p>0,00008</text:p>
          </table:table-cell>
          <table:table-cell office:value-type="float" office:value="0.000093">
            <text:p>0,000093</text:p>
          </table:table-cell>
          <table:table-cell office:value-type="float" office:value="0.000079">
            <text:p>0,000079</text:p>
          </table:table-cell>
          <table:table-cell office:value-type="float" office:value="0.000078">
            <text:p>0,000078</text:p>
          </table:table-cell>
          <table:table-cell office:value-type="float" office:value="0.00008">
            <text:p>0,00008</text:p>
          </table:table-cell>
          <table:table-cell office:value-type="float" office:value="0.000096">
            <text:p>0,000096</text:p>
          </table:table-cell>
          <table:table-cell office:value-type="float" office:value="0.000081">
            <text:p>0,000081</text:p>
          </table:table-cell>
          <table:table-cell office:value-type="float" office:value="0.000085">
            <text:p>0,000085</text:p>
          </table:table-cell>
          <table:table-cell office:value-type="float" office:value="0.000087">
            <text:p>0,000087</text:p>
          </table:table-cell>
          <table:table-cell office:value-type="float" office:value="0.000082">
            <text:p>0,000082</text:p>
          </table:table-cell>
          <table:table-cell office:value-type="float" office:value="0.000078">
            <text:p>0,000078</text:p>
          </table:table-cell>
          <table:table-cell office:value-type="float" office:value="0.000087">
            <text:p>0,000087</text:p>
          </table:table-cell>
          <table:table-cell office:value-type="float" office:value="0.000092">
            <text:p>0,000092</text:p>
          </table:table-cell>
          <table:table-cell office:value-type="float" office:value="0.000084">
            <text:p>0,000084</text:p>
          </table:table-cell>
          <table:table-cell office:value-type="float" office:value="0.000094">
            <text:p>0,000094</text:p>
          </table:table-cell>
          <table:table-cell office:value-type="float" office:value="0.000096">
            <text:p>0,000096</text:p>
          </table:table-cell>
          <table:table-cell office:value-type="float" office:value="0.000094">
            <text:p>0,000094</text:p>
          </table:table-cell>
          <table:table-cell office:value-type="float" office:value="0.0001">
            <text:p>0,0001</text:p>
          </table:table-cell>
          <table:table-cell office:value-type="float" office:value="0.000099">
            <text:p>0,000099</text:p>
          </table:table-cell>
          <table:table-cell office:value-type="float" office:value="0.000096">
            <text:p>0,000096</text:p>
          </table:table-cell>
          <table:table-cell office:value-type="float" office:value="0.000084">
            <text:p>0,000084</text:p>
          </table:table-cell>
          <table:table-cell office:value-type="float" office:value="0.00009">
            <text:p>0,00009</text:p>
          </table:table-cell>
          <table:table-cell office:value-type="float" office:value="0.000086">
            <text:p>0,000086</text:p>
          </table:table-cell>
          <table:table-cell office:value-type="float" office:value="0.000083">
            <text:p>0,000083</text:p>
          </table:table-cell>
          <table:table-cell office:value-type="float" office:value="0.000079">
            <text:p>0,000079</text:p>
          </table:table-cell>
          <table:table-cell office:value-type="float" office:value="0.000091">
            <text:p>0,000091</text:p>
          </table:table-cell>
          <table:table-cell office:value-type="float" office:value="0.000092">
            <text:p>0,000092</text:p>
          </table:table-cell>
          <table:table-cell office:value-type="float" office:value="0.000086">
            <text:p>0,000086</text:p>
          </table:table-cell>
          <table:table-cell office:value-type="float" office:value="0.000083">
            <text:p>0,000083</text:p>
          </table:table-cell>
          <table:table-cell office:value-type="float" office:value="0.000085">
            <text:p>0,000085</text:p>
          </table:table-cell>
          <table:table-cell office:value-type="float" office:value="0.000089">
            <text:p>0,000089</text:p>
          </table:table-cell>
          <table:table-cell office:value-type="float" office:value="0.000086">
            <text:p>0,000086</text:p>
          </table:table-cell>
          <table:table-cell office:value-type="float" office:value="0.000081">
            <text:p>0,000081</text:p>
          </table:table-cell>
          <table:table-cell office:value-type="float" office:value="0.000078">
            <text:p>0,000078</text:p>
          </table:table-cell>
          <table:table-cell office:value-type="float" office:value="0.00008">
            <text:p>0,00008</text:p>
          </table:table-cell>
          <table:table-cell office:value-type="float" office:value="0.000085">
            <text:p>0,000085</text:p>
          </table:table-cell>
          <table:table-cell office:value-type="float" office:value="0.000084">
            <text:p>0,000084</text:p>
          </table:table-cell>
          <table:table-cell office:value-type="float" office:value="0.000079">
            <text:p>0,000079</text:p>
          </table:table-cell>
          <table:table-cell office:value-type="float" office:value="0.000075">
            <text:p>0,000075</text:p>
          </table:table-cell>
          <table:table-cell office:value-type="float" office:value="0.000089">
            <text:p>0,000089</text:p>
          </table:table-cell>
          <table:table-cell office:value-type="float" office:value="0.000077">
            <text:p>0,000077</text:p>
          </table:table-cell>
          <table:table-cell office:value-type="float" office:value="0.000098">
            <text:p>0,000098</text:p>
          </table:table-cell>
          <table:table-cell office:value-type="float" office:value="0.000089">
            <text:p>0,000089</text:p>
          </table:table-cell>
          <table:table-cell table:number-columns-repeated="2" office:value-type="float" office:value="0.00009">
            <text:p>0,00009</text:p>
          </table:table-cell>
          <table:table-cell office:value-type="float" office:value="0.000095">
            <text:p>0,000095</text:p>
          </table:table-cell>
          <table:table-cell office:value-type="float" office:value="0.000084">
            <text:p>0,000084</text:p>
          </table:table-cell>
          <table:table-cell office:value-type="float" office:value="0.000088">
            <text:p>0,000088</text:p>
          </table:table-cell>
          <table:table-cell office:value-type="float" office:value="0.000086">
            <text:p>0,000086</text:p>
          </table:table-cell>
          <table:table-cell office:value-type="float" office:value="0.000085">
            <text:p>0,000085</text:p>
          </table:table-cell>
          <table:table-cell office:value-type="float" office:value="0.00009">
            <text:p>0,00009</text:p>
          </table:table-cell>
          <table:table-cell office:value-type="float" office:value="0.000094">
            <text:p>0,000094</text:p>
          </table:table-cell>
          <table:table-cell table:number-columns-repeated="2" office:value-type="float" office:value="0.000085">
            <text:p>0,000085</text:p>
          </table:table-cell>
          <table:table-cell office:value-type="float" office:value="0.000091">
            <text:p>0,000091</text:p>
          </table:table-cell>
          <table:table-cell office:value-type="float" office:value="0.000085">
            <text:p>0,000085</text:p>
          </table:table-cell>
          <table:table-cell office:value-type="float" office:value="0.00009">
            <text:p>0,00009</text:p>
          </table:table-cell>
          <table:table-cell office:value-type="float" office:value="0.000081">
            <text:p>0,000081</text:p>
          </table:table-cell>
          <table:table-cell office:value-type="float" office:value="0.000088">
            <text:p>0,000088</text:p>
          </table:table-cell>
          <table:table-cell office:value-type="float" office:value="0.000082">
            <text:p>0,000082</text:p>
          </table:table-cell>
          <table:table-cell office:value-type="float" office:value="0.000084">
            <text:p>0,000084</text:p>
          </table:table-cell>
          <table:table-cell office:value-type="float" office:value="0.000093">
            <text:p>0,000093</text:p>
          </table:table-cell>
          <table:table-cell table:number-columns-repeated="2" office:value-type="float" office:value="0.000081">
            <text:p>0,000081</text:p>
          </table:table-cell>
          <table:table-cell office:value-type="float" office:value="0.00007">
            <text:p>0,00007</text:p>
          </table:table-cell>
          <table:table-cell office:value-type="float" office:value="0.000081">
            <text:p>0,000081</text:p>
          </table:table-cell>
          <table:table-cell office:value-type="float" office:value="0.00008">
            <text:p>0,00008</text:p>
          </table:table-cell>
          <table:table-cell office:value-type="float" office:value="0.000087">
            <text:p>0,000087</text:p>
          </table:table-cell>
          <table:table-cell office:value-type="float" office:value="0.000095">
            <text:p>0,000095</text:p>
          </table:table-cell>
          <table:table-cell office:value-type="float" office:value="0.000094">
            <text:p>0,000094</text:p>
          </table:table-cell>
          <table:table-cell office:value-type="float" office:value="0.000084">
            <text:p>0,000084</text:p>
          </table:table-cell>
          <table:table-cell office:value-type="float" office:value="0.000072">
            <text:p>0,000072</text:p>
          </table:table-cell>
          <table:table-cell office:value-type="float" office:value="0.000091">
            <text:p>0,000091</text:p>
          </table:table-cell>
          <table:table-cell office:value-type="float" office:value="0.000101">
            <text:p>0,000101</text:p>
          </table:table-cell>
          <table:table-cell office:value-type="float" office:value="0.000095">
            <text:p>0,000095</text:p>
          </table:table-cell>
          <table:table-cell office:value-type="float" office:value="0.000086">
            <text:p>0,000086</text:p>
          </table:table-cell>
          <table:table-cell office:value-type="float" office:value="0.00009">
            <text:p>0,00009</text:p>
          </table:table-cell>
          <table:table-cell office:value-type="float" office:value="0.000097">
            <text:p>0,000097</text:p>
          </table:table-cell>
          <table:table-cell office:value-type="float" office:value="0.000094">
            <text:p>0,000094</text:p>
          </table:table-cell>
          <table:table-cell office:value-type="float" office:value="0.000084">
            <text:p>0,000084</text:p>
          </table:table-cell>
          <table:table-cell office:value-type="float" office:value="0.000092">
            <text:p>0,000092</text:p>
          </table:table-cell>
          <table:table-cell office:value-type="float" office:value="0.000085">
            <text:p>0,000085</text:p>
          </table:table-cell>
          <table:table-cell office:value-type="float" office:value="0.000093">
            <text:p>0,000093</text:p>
          </table:table-cell>
          <table:table-cell office:value-type="float" office:value="0.000095">
            <text:p>0,000095</text:p>
          </table:table-cell>
          <table:table-cell office:value-type="float" office:value="0.00009">
            <text:p>0,00009</text:p>
          </table:table-cell>
          <table:table-cell table:number-columns-repeated="2" office:value-type="float" office:value="0.000095">
            <text:p>0,000095</text:p>
          </table:table-cell>
          <table:table-cell office:value-type="float" office:value="0.000089">
            <text:p>0,000089</text:p>
          </table:table-cell>
          <table:table-cell office:value-type="float" office:value="0.000097">
            <text:p>0,000097</text:p>
          </table:table-cell>
          <table:table-cell office:value-type="float" office:value="0.000092">
            <text:p>0,000092</text:p>
          </table:table-cell>
          <table:table-cell office:value-type="float" office:value="0.000097">
            <text:p>0,000097</text:p>
          </table:table-cell>
          <table:table-cell office:value-type="float" office:value="0.000088">
            <text:p>0,000088</text:p>
          </table:table-cell>
          <table:table-cell office:value-type="float" office:value="0.000096">
            <text:p>0,000096</text:p>
          </table:table-cell>
          <table:table-cell office:value-type="float" office:value="0.000108">
            <text:p>0,000108</text:p>
          </table:table-cell>
          <table:table-cell office:value-type="float" office:value="0.000104">
            <text:p>0,000104</text:p>
          </table:table-cell>
          <table:table-cell office:value-type="float" office:value="0.000097">
            <text:p>0,000097</text:p>
          </table:table-cell>
          <table:table-cell office:value-type="float" office:value="0.000103">
            <text:p>0,000103</text:p>
          </table:table-cell>
          <table:table-cell office:value-type="float" office:value="0.000102">
            <text:p>0,000102</text:p>
          </table:table-cell>
          <table:table-cell table:number-columns-repeated="2" office:value-type="float" office:value="0.000092">
            <text:p>0,000092</text:p>
          </table:table-cell>
          <table:table-cell office:value-type="float" office:value="0.000103">
            <text:p>0,000103</text:p>
          </table:table-cell>
          <table:table-cell office:value-type="float" office:value="0.00009">
            <text:p>0,00009</text:p>
          </table:table-cell>
          <table:table-cell office:value-type="float" office:value="0.000095">
            <text:p>0,000095</text:p>
          </table:table-cell>
          <table:table-cell office:value-type="float" office:value="0.000086">
            <text:p>0,000086</text:p>
          </table:table-cell>
          <table:table-cell office:value-type="float" office:value="0.000082">
            <text:p>0,000082</text:p>
          </table:table-cell>
          <table:table-cell office:value-type="float" office:value="0.0001">
            <text:p>0,0001</text:p>
          </table:table-cell>
          <table:table-cell office:value-type="float" office:value="0.000097">
            <text:p>0,000097</text:p>
          </table:table-cell>
          <table:table-cell table:number-columns-repeated="2" office:value-type="float" office:value="0.000096">
            <text:p>0,000096</text:p>
          </table:table-cell>
          <table:table-cell office:value-type="float" office:value="0.000104">
            <text:p>0,000104</text:p>
          </table:table-cell>
          <table:table-cell office:value-type="float" office:value="0.000092">
            <text:p>0,000092</text:p>
          </table:table-cell>
          <table:table-cell table:number-columns-repeated="2" office:value-type="float" office:value="0.000096">
            <text:p>0,000096</text:p>
          </table:table-cell>
          <table:table-cell office:value-type="float" office:value="0.000089">
            <text:p>0,000089</text:p>
          </table:table-cell>
          <table:table-cell office:value-type="float" office:value="0.000099">
            <text:p>0,000099</text:p>
          </table:table-cell>
          <table:table-cell office:value-type="float" office:value="0.000092">
            <text:p>0,000092</text:p>
          </table:table-cell>
          <table:table-cell office:value-type="float" office:value="0.000103">
            <text:p>0,000103</text:p>
          </table:table-cell>
          <table:table-cell office:value-type="float" office:value="0.000085">
            <text:p>0,000085</text:p>
          </table:table-cell>
          <table:table-cell office:value-type="float" office:value="0.000105">
            <text:p>0,000105</text:p>
          </table:table-cell>
          <table:table-cell office:value-type="float" office:value="0.000101">
            <text:p>0,000101</text:p>
          </table:table-cell>
          <table:table-cell office:value-type="float" office:value="0.000091">
            <text:p>0,000091</text:p>
          </table:table-cell>
          <table:table-cell office:value-type="float" office:value="0.000101">
            <text:p>0,000101</text:p>
          </table:table-cell>
          <table:table-cell office:value-type="float" office:value="0.000094">
            <text:p>0,000094</text:p>
          </table:table-cell>
          <table:table-cell office:value-type="float" office:value="0.000093">
            <text:p>0,000093</text:p>
          </table:table-cell>
          <table:table-cell office:value-type="float" office:value="0.000096">
            <text:p>0,000096</text:p>
          </table:table-cell>
          <table:table-cell office:value-type="float" office:value="0.00009">
            <text:p>0,00009</text:p>
          </table:table-cell>
          <table:table-cell office:value-type="float" office:value="0.000095">
            <text:p>0,000095</text:p>
          </table:table-cell>
          <table:table-cell office:value-type="float" office:value="0.000087">
            <text:p>0,000087</text:p>
          </table:table-cell>
          <table:table-cell office:value-type="float" office:value="0.000083">
            <text:p>0,000083</text:p>
          </table:table-cell>
          <table:table-cell office:value-type="float" office:value="0.000074">
            <text:p>0,000074</text:p>
          </table:table-cell>
          <table:table-cell table:number-columns-repeated="2" office:value-type="float" office:value="0.000087">
            <text:p>0,000087</text:p>
          </table:table-cell>
          <table:table-cell office:value-type="float" office:value="0.000079">
            <text:p>0,000079</text:p>
          </table:table-cell>
          <table:table-cell office:value-type="float" office:value="0.000083">
            <text:p>0,000083</text:p>
          </table:table-cell>
          <table:table-cell office:value-type="float" office:value="0.000079">
            <text:p>0,000079</text:p>
          </table:table-cell>
          <table:table-cell office:value-type="float" office:value="0.000085">
            <text:p>0,000085</text:p>
          </table:table-cell>
          <table:table-cell office:value-type="float" office:value="0.000086">
            <text:p>0,000086</text:p>
          </table:table-cell>
          <table:table-cell office:value-type="float" office:value="0.000089">
            <text:p>0,000089</text:p>
          </table:table-cell>
          <table:table-cell office:value-type="float" office:value="0.000081">
            <text:p>0,000081</text:p>
          </table:table-cell>
          <table:table-cell office:value-type="float" office:value="0.00009">
            <text:p>0,00009</text:p>
          </table:table-cell>
          <table:table-cell office:value-type="float" office:value="0.000098">
            <text:p>0,000098</text:p>
          </table:table-cell>
          <table:table-cell office:value-type="float" office:value="0.000079">
            <text:p>0,000079</text:p>
          </table:table-cell>
          <table:table-cell office:value-type="float" office:value="0.000084">
            <text:p>0,000084</text:p>
          </table:table-cell>
          <table:table-cell office:value-type="float" office:value="0.000096">
            <text:p>0,000096</text:p>
          </table:table-cell>
          <table:table-cell office:value-type="float" office:value="0.000088">
            <text:p>0,000088</text:p>
          </table:table-cell>
          <table:table-cell office:value-type="float" office:value="0.000079">
            <text:p>0,000079</text:p>
          </table:table-cell>
          <table:table-cell office:value-type="float" office:value="0.000086">
            <text:p>0,000086</text:p>
          </table:table-cell>
          <table:table-cell table:number-columns-repeated="2" office:value-type="float" office:value="0.000083">
            <text:p>0,000083</text:p>
          </table:table-cell>
          <table:table-cell office:value-type="float" office:value="0.000088">
            <text:p>0,000088</text:p>
          </table:table-cell>
          <table:table-cell office:value-type="float" office:value="0.000078">
            <text:p>0,000078</text:p>
          </table:table-cell>
          <table:table-cell office:value-type="float" office:value="0.000073">
            <text:p>0,000073</text:p>
          </table:table-cell>
          <table:table-cell office:value-type="float" office:value="0.000079">
            <text:p>0,000079</text:p>
          </table:table-cell>
          <table:table-cell office:value-type="float" office:value="0.000092">
            <text:p>0,000092</text:p>
          </table:table-cell>
          <table:table-cell office:value-type="float" office:value="0.00009">
            <text:p>0,00009</text:p>
          </table:table-cell>
          <table:table-cell office:value-type="float" office:value="0.000083">
            <text:p>0,000083</text:p>
          </table:table-cell>
          <table:table-cell office:value-type="float" office:value="0.000082">
            <text:p>0,000082</text:p>
          </table:table-cell>
          <table:table-cell office:value-type="float" office:value="0.000088">
            <text:p>0,000088</text:p>
          </table:table-cell>
          <table:table-cell office:value-type="float" office:value="0.000083">
            <text:p>0,000083</text:p>
          </table:table-cell>
          <table:table-cell office:value-type="float" office:value="0.00008">
            <text:p>0,00008</text:p>
          </table:table-cell>
          <table:table-cell office:value-type="float" office:value="0.000083">
            <text:p>0,000083</text:p>
          </table:table-cell>
          <table:table-cell office:value-type="float" office:value="0.000085">
            <text:p>0,000085</text:p>
          </table:table-cell>
          <table:table-cell office:value-type="float" office:value="0.00009">
            <text:p>0,00009</text:p>
          </table:table-cell>
          <table:table-cell office:value-type="float" office:value="0.000079">
            <text:p>0,000079</text:p>
          </table:table-cell>
          <table:table-cell office:value-type="float" office:value="0.000086">
            <text:p>0,000086</text:p>
          </table:table-cell>
          <table:table-cell office:value-type="float" office:value="0.000093">
            <text:p>0,000093</text:p>
          </table:table-cell>
          <table:table-cell office:value-type="float" office:value="0.000086">
            <text:p>0,000086</text:p>
          </table:table-cell>
          <table:table-cell office:value-type="float" office:value="0.000077">
            <text:p>0,000077</text:p>
          </table:table-cell>
          <table:table-cell office:value-type="float" office:value="0.000091">
            <text:p>0,000091</text:p>
          </table:table-cell>
          <table:table-cell office:value-type="float" office:value="0.000097">
            <text:p>0,000097</text:p>
          </table:table-cell>
          <table:table-cell office:value-type="float" office:value="0.000089">
            <text:p>0,000089</text:p>
          </table:table-cell>
          <table:table-cell office:value-type="float" office:value="0.000095">
            <text:p>0,000095</text:p>
          </table:table-cell>
          <table:table-cell office:value-type="float" office:value="0.000091">
            <text:p>0,000091</text:p>
          </table:table-cell>
          <table:table-cell office:value-type="float" office:value="0.000082">
            <text:p>0,000082</text:p>
          </table:table-cell>
          <table:table-cell office:value-type="float" office:value="0.00009">
            <text:p>0,00009</text:p>
          </table:table-cell>
          <table:table-cell office:value-type="float" office:value="0.000084">
            <text:p>0,000084</text:p>
          </table:table-cell>
          <table:table-cell office:value-type="float" office:value="0.000087">
            <text:p>0,000087</text:p>
          </table:table-cell>
          <table:table-cell office:value-type="float" office:value="0.000079">
            <text:p>0,000079</text:p>
          </table:table-cell>
        </table:table-row>
        <table:table-row table:style-name="ro1">
          <table:table-cell>
            <draw:frame table:end-cell-address="Arkusz1.P32" table:end-x="0.557cm" table:end-y="0.133cm" draw:z-index="0" draw:style-name="gr1" draw:text-style-name="P1" svg:width="28.519cm" svg:height="13.129cm" svg:x="0.1cm" svg:y="0.101cm">
              <draw:object draw:notify-on-update-of-ranges="Arkusz1.A1:Arkusz1.A1 Arkusz1.B1:Arkusz1.SG1 Arkusz1.A2:Arkusz1.A2 Arkusz1.B2:Arkusz1.SG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11.01.2017</text:date>, <text:time>14:44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1T14:43:21.17</dc:date>
    <dc:creator>Szymon Durak</dc:creator>
    <meta:generator>OpenOffice/4.1.2$Win32 OpenOffice.org_project/412m3$Build-9782</meta:generator>
    <meta:document-statistic meta:table-count="1" meta:cell-count="10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minimum="0.000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52cm" svg:height="13.13cm" xlink:href=".." xlink:type="simple" chart:class="chart:line" chart:style-name="ch1">
        <chart:title svg:x="13.145cm" svg:y="0.398cm" chart:style-name="ch2">
          <text:p>MSE Error</text:p>
        </chart:title>
        <chart:subtitle svg:x="13.33cm" svg:y="1.439cm" chart:style-name="ch3">
          <text:p>Network 1</text:p>
        </chart:subtitle>
        <chart:legend chart:legend-position="end" svg:x="24.371cm" svg:y="5.991cm" style:legend-expansion="high" chart:style-name="ch4"/>
        <chart:plot-area chart:style-name="ch5" table:cell-range-address="Arkusz1.A1:Arkusz1.SG2" chart:data-source-has-labels="column" svg:x="1.02cm" svg:y="2.646cm" svg:width="22.211cm" svg:height="9.802cm">
          <chartooo:coordinate-region svg:x="2.673cm" svg:y="2.858cm" svg:width="20.36cm" svg:height="8.493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SG1" chart:label-cell-address="Arkusz1.A1:Arkusz1.A1" chart:class="chart:line">
            <chart:data-point chart:repeated="500"/>
          </chart:series>
          <chart:series chart:style-name="ch10" chart:values-cell-range-address="Arkusz1.B2:Arkusz1.SG2" chart:label-cell-address="Arkusz1.A2:Arkusz1.A2" chart:class="chart:line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Training Set Error</text:p>
                <draw:g>
                  <svg:desc>Arkusz1.A1:Arkusz1.A1</svg:desc>
                </draw:g>
              </table:table-cell>
              <table:table-cell office:value-type="float" office:value="5.009369">
                <text:p>5.009369</text:p>
                <draw:g>
                  <svg:desc>Arkusz1.B1:Arkusz1.SG1</svg:desc>
                </draw:g>
              </table:table-cell>
              <table:table-cell office:value-type="float" office:value="4.698465">
                <text:p>4.698465</text:p>
              </table:table-cell>
              <table:table-cell office:value-type="float" office:value="4.469122">
                <text:p>4.469122</text:p>
              </table:table-cell>
              <table:table-cell office:value-type="float" office:value="4.280449">
                <text:p>4.280449</text:p>
              </table:table-cell>
              <table:table-cell office:value-type="float" office:value="4.03497">
                <text:p>4.03497</text:p>
              </table:table-cell>
              <table:table-cell office:value-type="float" office:value="3.829658">
                <text:p>3.829658</text:p>
              </table:table-cell>
              <table:table-cell office:value-type="float" office:value="3.642496">
                <text:p>3.642496</text:p>
              </table:table-cell>
              <table:table-cell office:value-type="float" office:value="3.487335">
                <text:p>3.487335</text:p>
              </table:table-cell>
              <table:table-cell office:value-type="float" office:value="3.314345">
                <text:p>3.314345</text:p>
              </table:table-cell>
              <table:table-cell office:value-type="float" office:value="3.137287">
                <text:p>3.137287</text:p>
              </table:table-cell>
              <table:table-cell office:value-type="float" office:value="2.978395">
                <text:p>2.978395</text:p>
              </table:table-cell>
              <table:table-cell office:value-type="float" office:value="2.859274">
                <text:p>2.859274</text:p>
              </table:table-cell>
              <table:table-cell office:value-type="float" office:value="2.754665">
                <text:p>2.754665</text:p>
              </table:table-cell>
              <table:table-cell office:value-type="float" office:value="2.53674">
                <text:p>2.53674</text:p>
              </table:table-cell>
              <table:table-cell office:value-type="float" office:value="2.438655">
                <text:p>2.438655</text:p>
              </table:table-cell>
              <table:table-cell office:value-type="float" office:value="2.355489">
                <text:p>2.355489</text:p>
              </table:table-cell>
              <table:table-cell office:value-type="float" office:value="2.202139">
                <text:p>2.202139</text:p>
              </table:table-cell>
              <table:table-cell office:value-type="float" office:value="2.10467">
                <text:p>2.10467</text:p>
              </table:table-cell>
              <table:table-cell office:value-type="float" office:value="1.997644">
                <text:p>1.997644</text:p>
              </table:table-cell>
              <table:table-cell office:value-type="float" office:value="1.909964">
                <text:p>1.909964</text:p>
              </table:table-cell>
              <table:table-cell office:value-type="float" office:value="1.820596">
                <text:p>1.820596</text:p>
              </table:table-cell>
              <table:table-cell office:value-type="float" office:value="1.733133">
                <text:p>1.733133</text:p>
              </table:table-cell>
              <table:table-cell office:value-type="float" office:value="1.637494">
                <text:p>1.637494</text:p>
              </table:table-cell>
              <table:table-cell office:value-type="float" office:value="1.574408">
                <text:p>1.574408</text:p>
              </table:table-cell>
              <table:table-cell office:value-type="float" office:value="1.474196">
                <text:p>1.474196</text:p>
              </table:table-cell>
              <table:table-cell office:value-type="float" office:value="1.417377">
                <text:p>1.417377</text:p>
              </table:table-cell>
              <table:table-cell office:value-type="float" office:value="1.332978">
                <text:p>1.332978</text:p>
              </table:table-cell>
              <table:table-cell office:value-type="float" office:value="1.277443">
                <text:p>1.277443</text:p>
              </table:table-cell>
              <table:table-cell office:value-type="float" office:value="1.213257">
                <text:p>1.213257</text:p>
              </table:table-cell>
              <table:table-cell office:value-type="float" office:value="1.154379">
                <text:p>1.154379</text:p>
              </table:table-cell>
              <table:table-cell office:value-type="float" office:value="1.099572">
                <text:p>1.099572</text:p>
              </table:table-cell>
              <table:table-cell office:value-type="float" office:value="1.047364">
                <text:p>1.047364</text:p>
              </table:table-cell>
              <table:table-cell office:value-type="float" office:value="0.994082">
                <text:p>0.994082</text:p>
              </table:table-cell>
              <table:table-cell office:value-type="float" office:value="0.935404">
                <text:p>0.935404</text:p>
              </table:table-cell>
              <table:table-cell office:value-type="float" office:value="0.905046">
                <text:p>0.905046</text:p>
              </table:table-cell>
              <table:table-cell office:value-type="float" office:value="0.85875">
                <text:p>0.85875</text:p>
              </table:table-cell>
              <table:table-cell office:value-type="float" office:value="0.811397">
                <text:p>0.811397</text:p>
              </table:table-cell>
              <table:table-cell office:value-type="float" office:value="0.776206">
                <text:p>0.776206</text:p>
              </table:table-cell>
              <table:table-cell office:value-type="float" office:value="0.739375">
                <text:p>0.739375</text:p>
              </table:table-cell>
              <table:table-cell office:value-type="float" office:value="0.698461">
                <text:p>0.698461</text:p>
              </table:table-cell>
              <table:table-cell office:value-type="float" office:value="0.664193">
                <text:p>0.664193</text:p>
              </table:table-cell>
              <table:table-cell office:value-type="float" office:value="0.637288">
                <text:p>0.637288</text:p>
              </table:table-cell>
              <table:table-cell office:value-type="float" office:value="0.60635">
                <text:p>0.60635</text:p>
              </table:table-cell>
              <table:table-cell office:value-type="float" office:value="0.579084">
                <text:p>0.579084</text:p>
              </table:table-cell>
              <table:table-cell office:value-type="float" office:value="0.552183">
                <text:p>0.552183</text:p>
              </table:table-cell>
              <table:table-cell office:value-type="float" office:value="0.521816">
                <text:p>0.521816</text:p>
              </table:table-cell>
              <table:table-cell office:value-type="float" office:value="0.496785">
                <text:p>0.496785</text:p>
              </table:table-cell>
              <table:table-cell office:value-type="float" office:value="0.475217">
                <text:p>0.475217</text:p>
              </table:table-cell>
              <table:table-cell office:value-type="float" office:value="0.455161">
                <text:p>0.455161</text:p>
              </table:table-cell>
              <table:table-cell office:value-type="float" office:value="0.427625">
                <text:p>0.427625</text:p>
              </table:table-cell>
              <table:table-cell office:value-type="float" office:value="0.407057">
                <text:p>0.407057</text:p>
              </table:table-cell>
              <table:table-cell office:value-type="float" office:value="0.391753">
                <text:p>0.391753</text:p>
              </table:table-cell>
              <table:table-cell office:value-type="float" office:value="0.36505">
                <text:p>0.36505</text:p>
              </table:table-cell>
              <table:table-cell office:value-type="float" office:value="0.350613">
                <text:p>0.350613</text:p>
              </table:table-cell>
              <table:table-cell office:value-type="float" office:value="0.33082">
                <text:p>0.33082</text:p>
              </table:table-cell>
              <table:table-cell office:value-type="float" office:value="0.314424">
                <text:p>0.314424</text:p>
              </table:table-cell>
              <table:table-cell office:value-type="float" office:value="0.295291">
                <text:p>0.295291</text:p>
              </table:table-cell>
              <table:table-cell office:value-type="float" office:value="0.286963">
                <text:p>0.286963</text:p>
              </table:table-cell>
              <table:table-cell office:value-type="float" office:value="0.268098">
                <text:p>0.268098</text:p>
              </table:table-cell>
              <table:table-cell office:value-type="float" office:value="0.25508">
                <text:p>0.25508</text:p>
              </table:table-cell>
              <table:table-cell office:value-type="float" office:value="0.242135">
                <text:p>0.242135</text:p>
              </table:table-cell>
              <table:table-cell office:value-type="float" office:value="0.232257">
                <text:p>0.232257</text:p>
              </table:table-cell>
              <table:table-cell office:value-type="float" office:value="0.217824">
                <text:p>0.217824</text:p>
              </table:table-cell>
              <table:table-cell office:value-type="float" office:value="0.208439">
                <text:p>0.208439</text:p>
              </table:table-cell>
              <table:table-cell office:value-type="float" office:value="0.195883">
                <text:p>0.195883</text:p>
              </table:table-cell>
              <table:table-cell office:value-type="float" office:value="0.188762">
                <text:p>0.188762</text:p>
              </table:table-cell>
              <table:table-cell office:value-type="float" office:value="0.181637">
                <text:p>0.181637</text:p>
              </table:table-cell>
              <table:table-cell office:value-type="float" office:value="0.17221">
                <text:p>0.17221</text:p>
              </table:table-cell>
              <table:table-cell office:value-type="float" office:value="0.162435">
                <text:p>0.162435</text:p>
              </table:table-cell>
              <table:table-cell office:value-type="float" office:value="0.154943">
                <text:p>0.154943</text:p>
              </table:table-cell>
              <table:table-cell office:value-type="float" office:value="0.148835">
                <text:p>0.148835</text:p>
              </table:table-cell>
              <table:table-cell office:value-type="float" office:value="0.142258">
                <text:p>0.142258</text:p>
              </table:table-cell>
              <table:table-cell office:value-type="float" office:value="0.133228">
                <text:p>0.133228</text:p>
              </table:table-cell>
              <table:table-cell office:value-type="float" office:value="0.124607">
                <text:p>0.124607</text:p>
              </table:table-cell>
              <table:table-cell office:value-type="float" office:value="0.11996">
                <text:p>0.11996</text:p>
              </table:table-cell>
              <table:table-cell office:value-type="float" office:value="0.113808">
                <text:p>0.113808</text:p>
              </table:table-cell>
              <table:table-cell office:value-type="float" office:value="0.107565">
                <text:p>0.107565</text:p>
              </table:table-cell>
              <table:table-cell office:value-type="float" office:value="0.103122">
                <text:p>0.103122</text:p>
              </table:table-cell>
              <table:table-cell office:value-type="float" office:value="0.098105">
                <text:p>0.098105</text:p>
              </table:table-cell>
              <table:table-cell office:value-type="float" office:value="0.091802">
                <text:p>0.091802</text:p>
              </table:table-cell>
              <table:table-cell office:value-type="float" office:value="0.087835">
                <text:p>0.087835</text:p>
              </table:table-cell>
              <table:table-cell office:value-type="float" office:value="0.083838">
                <text:p>0.083838</text:p>
              </table:table-cell>
              <table:table-cell office:value-type="float" office:value="0.0801">
                <text:p>0.0801</text:p>
              </table:table-cell>
              <table:table-cell office:value-type="float" office:value="0.075297">
                <text:p>0.075297</text:p>
              </table:table-cell>
              <table:table-cell office:value-type="float" office:value="0.072212">
                <text:p>0.072212</text:p>
              </table:table-cell>
              <table:table-cell office:value-type="float" office:value="0.06843">
                <text:p>0.06843</text:p>
              </table:table-cell>
              <table:table-cell office:value-type="float" office:value="0.065996">
                <text:p>0.065996</text:p>
              </table:table-cell>
              <table:table-cell office:value-type="float" office:value="0.062086">
                <text:p>0.062086</text:p>
              </table:table-cell>
              <table:table-cell office:value-type="float" office:value="0.058124">
                <text:p>0.058124</text:p>
              </table:table-cell>
              <table:table-cell office:value-type="float" office:value="0.056134">
                <text:p>0.056134</text:p>
              </table:table-cell>
              <table:table-cell office:value-type="float" office:value="0.052952">
                <text:p>0.052952</text:p>
              </table:table-cell>
              <table:table-cell office:value-type="float" office:value="0.050125">
                <text:p>0.050125</text:p>
              </table:table-cell>
              <table:table-cell office:value-type="float" office:value="0.048396">
                <text:p>0.048396</text:p>
              </table:table-cell>
              <table:table-cell office:value-type="float" office:value="0.045232">
                <text:p>0.045232</text:p>
              </table:table-cell>
              <table:table-cell office:value-type="float" office:value="0.043367">
                <text:p>0.043367</text:p>
              </table:table-cell>
              <table:table-cell office:value-type="float" office:value="0.040679">
                <text:p>0.040679</text:p>
              </table:table-cell>
              <table:table-cell office:value-type="float" office:value="0.038934">
                <text:p>0.038934</text:p>
              </table:table-cell>
              <table:table-cell office:value-type="float" office:value="0.036875">
                <text:p>0.036875</text:p>
              </table:table-cell>
              <table:table-cell office:value-type="float" office:value="0.035303">
                <text:p>0.035303</text:p>
              </table:table-cell>
              <table:table-cell office:value-type="float" office:value="0.033584">
                <text:p>0.033584</text:p>
              </table:table-cell>
              <table:table-cell office:value-type="float" office:value="0.031459">
                <text:p>0.031459</text:p>
              </table:table-cell>
              <table:table-cell office:value-type="float" office:value="0.030223">
                <text:p>0.030223</text:p>
              </table:table-cell>
              <table:table-cell office:value-type="float" office:value="0.028475">
                <text:p>0.028475</text:p>
              </table:table-cell>
              <table:table-cell office:value-type="float" office:value="0.026876">
                <text:p>0.026876</text:p>
              </table:table-cell>
              <table:table-cell office:value-type="float" office:value="0.02564">
                <text:p>0.02564</text:p>
              </table:table-cell>
              <table:table-cell office:value-type="float" office:value="0.02451">
                <text:p>0.02451</text:p>
              </table:table-cell>
              <table:table-cell office:value-type="float" office:value="0.023293">
                <text:p>0.023293</text:p>
              </table:table-cell>
              <table:table-cell office:value-type="float" office:value="0.02162">
                <text:p>0.02162</text:p>
              </table:table-cell>
              <table:table-cell office:value-type="float" office:value="0.020858">
                <text:p>0.020858</text:p>
              </table:table-cell>
              <table:table-cell office:value-type="float" office:value="0.019891">
                <text:p>0.019891</text:p>
              </table:table-cell>
              <table:table-cell office:value-type="float" office:value="0.018811">
                <text:p>0.018811</text:p>
              </table:table-cell>
              <table:table-cell office:value-type="float" office:value="0.018002">
                <text:p>0.018002</text:p>
              </table:table-cell>
              <table:table-cell office:value-type="float" office:value="0.01727">
                <text:p>0.01727</text:p>
              </table:table-cell>
              <table:table-cell office:value-type="float" office:value="0.016286">
                <text:p>0.016286</text:p>
              </table:table-cell>
              <table:table-cell office:value-type="float" office:value="0.015492">
                <text:p>0.015492</text:p>
              </table:table-cell>
              <table:table-cell office:value-type="float" office:value="0.014604">
                <text:p>0.014604</text:p>
              </table:table-cell>
              <table:table-cell office:value-type="float" office:value="0.013986">
                <text:p>0.013986</text:p>
              </table:table-cell>
              <table:table-cell office:value-type="float" office:value="0.013298">
                <text:p>0.013298</text:p>
              </table:table-cell>
              <table:table-cell office:value-type="float" office:value="0.012502">
                <text:p>0.012502</text:p>
              </table:table-cell>
              <table:table-cell office:value-type="float" office:value="0.011981">
                <text:p>0.011981</text:p>
              </table:table-cell>
              <table:table-cell office:value-type="float" office:value="0.011237">
                <text:p>0.011237</text:p>
              </table:table-cell>
              <table:table-cell office:value-type="float" office:value="0.010751">
                <text:p>0.010751</text:p>
              </table:table-cell>
              <table:table-cell office:value-type="float" office:value="0.010274">
                <text:p>0.010274</text:p>
              </table:table-cell>
              <table:table-cell office:value-type="float" office:value="0.00974">
                <text:p>0.00974</text:p>
              </table:table-cell>
              <table:table-cell office:value-type="float" office:value="0.009273">
                <text:p>0.009273</text:p>
              </table:table-cell>
              <table:table-cell office:value-type="float" office:value="0.008847">
                <text:p>0.008847</text:p>
              </table:table-cell>
              <table:table-cell office:value-type="float" office:value="0.008288">
                <text:p>0.008288</text:p>
              </table:table-cell>
              <table:table-cell office:value-type="float" office:value="0.007851">
                <text:p>0.007851</text:p>
              </table:table-cell>
              <table:table-cell office:value-type="float" office:value="0.007649">
                <text:p>0.007649</text:p>
              </table:table-cell>
              <table:table-cell office:value-type="float" office:value="0.007155">
                <text:p>0.007155</text:p>
              </table:table-cell>
              <table:table-cell office:value-type="float" office:value="0.006709">
                <text:p>0.006709</text:p>
              </table:table-cell>
              <table:table-cell office:value-type="float" office:value="0.006399">
                <text:p>0.006399</text:p>
              </table:table-cell>
              <table:table-cell office:value-type="float" office:value="0.006141">
                <text:p>0.006141</text:p>
              </table:table-cell>
              <table:table-cell office:value-type="float" office:value="0.005805">
                <text:p>0.005805</text:p>
              </table:table-cell>
              <table:table-cell office:value-type="float" office:value="0.00553">
                <text:p>0.00553</text:p>
              </table:table-cell>
              <table:table-cell office:value-type="float" office:value="0.005328">
                <text:p>0.005328</text:p>
              </table:table-cell>
              <table:table-cell office:value-type="float" office:value="0.00498">
                <text:p>0.00498</text:p>
              </table:table-cell>
              <table:table-cell office:value-type="float" office:value="0.004855">
                <text:p>0.004855</text:p>
              </table:table-cell>
              <table:table-cell office:value-type="float" office:value="0.004513">
                <text:p>0.004513</text:p>
              </table:table-cell>
              <table:table-cell office:value-type="float" office:value="0.004329">
                <text:p>0.004329</text:p>
              </table:table-cell>
              <table:table-cell office:value-type="float" office:value="0.00412">
                <text:p>0.00412</text:p>
              </table:table-cell>
              <table:table-cell office:value-type="float" office:value="0.003921">
                <text:p>0.003921</text:p>
              </table:table-cell>
              <table:table-cell office:value-type="float" office:value="0.003761">
                <text:p>0.003761</text:p>
              </table:table-cell>
              <table:table-cell office:value-type="float" office:value="0.003621">
                <text:p>0.003621</text:p>
              </table:table-cell>
              <table:table-cell office:value-type="float" office:value="0.003392">
                <text:p>0.003392</text:p>
              </table:table-cell>
              <table:table-cell office:value-type="float" office:value="0.003232">
                <text:p>0.003232</text:p>
              </table:table-cell>
              <table:table-cell office:value-type="float" office:value="0.003101">
                <text:p>0.003101</text:p>
              </table:table-cell>
              <table:table-cell office:value-type="float" office:value="0.002959">
                <text:p>0.002959</text:p>
              </table:table-cell>
              <table:table-cell office:value-type="float" office:value="0.002807">
                <text:p>0.002807</text:p>
              </table:table-cell>
              <table:table-cell office:value-type="float" office:value="0.002661">
                <text:p>0.002661</text:p>
              </table:table-cell>
              <table:table-cell office:value-type="float" office:value="0.002502">
                <text:p>0.002502</text:p>
              </table:table-cell>
              <table:table-cell office:value-type="float" office:value="0.002376">
                <text:p>0.002376</text:p>
              </table:table-cell>
              <table:table-cell office:value-type="float" office:value="0.0023">
                <text:p>0.0023</text:p>
              </table:table-cell>
              <table:table-cell office:value-type="float" office:value="0.002256">
                <text:p>0.002256</text:p>
              </table:table-cell>
              <table:table-cell office:value-type="float" office:value="0.002128">
                <text:p>0.002128</text:p>
              </table:table-cell>
              <table:table-cell office:value-type="float" office:value="0.001986">
                <text:p>0.001986</text:p>
              </table:table-cell>
              <table:table-cell office:value-type="float" office:value="0.00188">
                <text:p>0.00188</text:p>
              </table:table-cell>
              <table:table-cell office:value-type="float" office:value="0.0018">
                <text:p>0.0018</text:p>
              </table:table-cell>
              <table:table-cell office:value-type="float" office:value="0.001709">
                <text:p>0.001709</text:p>
              </table:table-cell>
              <table:table-cell office:value-type="float" office:value="0.001643">
                <text:p>0.001643</text:p>
              </table:table-cell>
              <table:table-cell office:value-type="float" office:value="0.001557">
                <text:p>0.001557</text:p>
              </table:table-cell>
              <table:table-cell office:value-type="float" office:value="0.001495">
                <text:p>0.001495</text:p>
              </table:table-cell>
              <table:table-cell office:value-type="float" office:value="0.001431">
                <text:p>0.001431</text:p>
              </table:table-cell>
              <table:table-cell office:value-type="float" office:value="0.00142">
                <text:p>0.00142</text:p>
              </table:table-cell>
              <table:table-cell office:value-type="float" office:value="0.001331">
                <text:p>0.001331</text:p>
              </table:table-cell>
              <table:table-cell office:value-type="float" office:value="0.001198">
                <text:p>0.001198</text:p>
              </table:table-cell>
              <table:table-cell office:value-type="float" office:value="0.001208">
                <text:p>0.001208</text:p>
              </table:table-cell>
              <table:table-cell office:value-type="float" office:value="0.001117">
                <text:p>0.001117</text:p>
              </table:table-cell>
              <table:table-cell office:value-type="float" office:value="0.001084">
                <text:p>0.001084</text:p>
              </table:table-cell>
              <table:table-cell office:value-type="float" office:value="0.001029">
                <text:p>0.001029</text:p>
              </table:table-cell>
              <table:table-cell office:value-type="float" office:value="0.000982">
                <text:p>0.000982</text:p>
              </table:table-cell>
              <table:table-cell office:value-type="float" office:value="0.000941">
                <text:p>0.000941</text:p>
              </table:table-cell>
              <table:table-cell office:value-type="float" office:value="0.000888">
                <text:p>0.000888</text:p>
              </table:table-cell>
              <table:table-cell office:value-type="float" office:value="0.000851">
                <text:p>0.000851</text:p>
              </table:table-cell>
              <table:table-cell office:value-type="float" office:value="0.000808">
                <text:p>0.000808</text:p>
              </table:table-cell>
              <table:table-cell office:value-type="float" office:value="0.000799">
                <text:p>0.000799</text:p>
              </table:table-cell>
              <table:table-cell office:value-type="float" office:value="0.000739">
                <text:p>0.000739</text:p>
              </table:table-cell>
              <table:table-cell office:value-type="float" office:value="0.000711">
                <text:p>0.000711</text:p>
              </table:table-cell>
              <table:table-cell office:value-type="float" office:value="0.000703">
                <text:p>0.000703</text:p>
              </table:table-cell>
              <table:table-cell office:value-type="float" office:value="0.000649">
                <text:p>0.000649</text:p>
              </table:table-cell>
              <table:table-cell office:value-type="float" office:value="0.000651">
                <text:p>0.000651</text:p>
              </table:table-cell>
              <table:table-cell office:value-type="float" office:value="0.000598">
                <text:p>0.000598</text:p>
              </table:table-cell>
              <table:table-cell office:value-type="float" office:value="0.000585">
                <text:p>0.000585</text:p>
              </table:table-cell>
              <table:table-cell office:value-type="float" office:value="0.000566">
                <text:p>0.000566</text:p>
              </table:table-cell>
              <table:table-cell office:value-type="float" office:value="0.000546">
                <text:p>0.000546</text:p>
              </table:table-cell>
              <table:table-cell office:value-type="float" office:value="0.00053">
                <text:p>0.00053</text:p>
              </table:table-cell>
              <table:table-cell office:value-type="float" office:value="0.000488">
                <text:p>0.000488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475">
                <text:p>0.000475</text:p>
              </table:table-cell>
              <table:table-cell office:value-type="float" office:value="0.000437">
                <text:p>0.000437</text:p>
              </table:table-cell>
              <table:table-cell office:value-type="float" office:value="0.000421">
                <text:p>0.000421</text:p>
              </table:table-cell>
              <table:table-cell office:value-type="float" office:value="0.000408">
                <text:p>0.000408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399">
                <text:p>0.000399</text:p>
              </table:table-cell>
              <table:table-cell office:value-type="float" office:value="0.00037">
                <text:p>0.00037</text:p>
              </table:table-cell>
              <table:table-cell office:value-type="float" office:value="0.000361">
                <text:p>0.000361</text:p>
              </table:table-cell>
              <table:table-cell office:value-type="float" office:value="0.000348">
                <text:p>0.000348</text:p>
              </table:table-cell>
              <table:table-cell office:value-type="float" office:value="0.000327">
                <text:p>0.000327</text:p>
              </table:table-cell>
              <table:table-cell office:value-type="float" office:value="0.000322">
                <text:p>0.000322</text:p>
              </table:table-cell>
              <table:table-cell office:value-type="float" office:value="0.000334">
                <text:p>0.000334</text:p>
              </table:table-cell>
              <table:table-cell office:value-type="float" office:value="0.000296">
                <text:p>0.000296</text:p>
              </table:table-cell>
              <table:table-cell office:value-type="float" office:value="0.000329">
                <text:p>0.000329</text:p>
              </table:table-cell>
              <table:table-cell office:value-type="float" office:value="0.000293">
                <text:p>0.000293</text:p>
              </table:table-cell>
              <table:table-cell office:value-type="float" office:value="0.000294">
                <text:p>0.000294</text:p>
              </table:table-cell>
              <table:table-cell office:value-type="float" office:value="0.000274">
                <text:p>0.000274</text:p>
              </table:table-cell>
              <table:table-cell office:value-type="float" office:value="0.000255">
                <text:p>0.000255</text:p>
              </table:table-cell>
              <table:table-cell office:value-type="float" office:value="0.000253">
                <text:p>0.000253</text:p>
              </table:table-cell>
              <table:table-cell office:value-type="float" office:value="0.000238">
                <text:p>0.000238</text:p>
              </table:table-cell>
              <table:table-cell office:value-type="float" office:value="0.000234">
                <text:p>0.000234</text:p>
              </table:table-cell>
              <table:table-cell office:value-type="float" office:value="0.000237">
                <text:p>0.000237</text:p>
              </table:table-cell>
              <table:table-cell office:value-type="float" office:value="0.000229">
                <text:p>0.000229</text:p>
              </table:table-cell>
              <table:table-cell office:value-type="float" office:value="0.000212">
                <text:p>0.000212</text:p>
              </table:table-cell>
              <table:table-cell office:value-type="float" office:value="0.000212">
                <text:p>0.000212</text:p>
              </table:table-cell>
              <table:table-cell office:value-type="float" office:value="0.000203">
                <text:p>0.000203</text:p>
              </table:table-cell>
              <table:table-cell office:value-type="float" office:value="0.000202">
                <text:p>0.000202</text:p>
              </table:table-cell>
              <table:table-cell office:value-type="float" office:value="0.000203">
                <text:p>0.000203</text:p>
              </table:table-cell>
              <table:table-cell office:value-type="float" office:value="0.000201">
                <text:p>0.000201</text:p>
              </table:table-cell>
              <table:table-cell office:value-type="float" office:value="0.000189">
                <text:p>0.000189</text:p>
              </table:table-cell>
              <table:table-cell office:value-type="float" office:value="0.000186">
                <text:p>0.000186</text:p>
              </table:table-cell>
              <table:table-cell office:value-type="float" office:value="0.000191">
                <text:p>0.000191</text:p>
              </table:table-cell>
              <table:table-cell office:value-type="float" office:value="0.000183">
                <text:p>0.000183</text:p>
              </table:table-cell>
              <table:table-cell office:value-type="float" office:value="0.000178">
                <text:p>0.000178</text:p>
              </table:table-cell>
              <table:table-cell office:value-type="float" office:value="0.000176">
                <text:p>0.000176</text:p>
              </table:table-cell>
              <table:table-cell office:value-type="float" office:value="0.000175">
                <text:p>0.000175</text:p>
              </table:table-cell>
              <table:table-cell office:value-type="float" office:value="0.000165">
                <text:p>0.000165</text:p>
              </table:table-cell>
              <table:table-cell office:value-type="float" office:value="0.000167">
                <text:p>0.000167</text:p>
              </table:table-cell>
              <table:table-cell office:value-type="float" office:value="0.000163">
                <text:p>0.000163</text:p>
              </table:table-cell>
              <table:table-cell office:value-type="float" office:value="0.000154">
                <text:p>0.000154</text:p>
              </table:table-cell>
              <table:table-cell office:value-type="float" office:value="0.000158">
                <text:p>0.000158</text:p>
              </table:table-cell>
              <table:table-cell office:value-type="float" office:value="0.000166">
                <text:p>0.000166</text:p>
              </table:table-cell>
              <table:table-cell office:value-type="float" office:value="0.000145">
                <text:p>0.000145</text:p>
              </table:table-cell>
              <table:table-cell office:value-type="float" office:value="0.000163">
                <text:p>0.000163</text:p>
              </table:table-cell>
              <table:table-cell office:value-type="float" office:value="0.000154">
                <text:p>0.000154</text:p>
              </table:table-cell>
              <table:table-cell office:value-type="float" office:value="0.000138">
                <text:p>0.000138</text:p>
              </table:table-cell>
              <table:table-cell office:value-type="float" office:value="0.000144">
                <text:p>0.000144</text:p>
              </table:table-cell>
              <table:table-cell office:value-type="float" office:value="0.000124">
                <text:p>0.000124</text:p>
              </table:table-cell>
              <table:table-cell office:value-type="float" office:value="0.000123">
                <text:p>0.000123</text:p>
              </table:table-cell>
              <table:table-cell office:value-type="float" office:value="0.000141">
                <text:p>0.000141</text:p>
              </table:table-cell>
              <table:table-cell office:value-type="float" office:value="0.000133">
                <text:p>0.000133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138">
                <text:p>0.000138</text:p>
              </table:table-cell>
              <table:table-cell office:value-type="float" office:value="0.000134">
                <text:p>0.000134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117">
                <text:p>0.000117</text:p>
              </table:table-cell>
              <table:table-cell office:value-type="float" office:value="0.000119">
                <text:p>0.000119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121">
                <text:p>0.000121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1">
                <text:p>0.0001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104">
                <text:p>0.000104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03">
                <text:p>0.000103</text:p>
              </table:table-cell>
              <table:table-cell office:value-type="float" office:value="0.000111">
                <text:p>0.000111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1">
                <text:p>0.0001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101">
                <text:p>0.000101</text:p>
              </table:table-cell>
              <table:table-cell office:value-type="float" office:value="0.000116">
                <text:p>0.000116</text:p>
              </table:table-cell>
              <table:table-cell office:value-type="float" office:value="0.000104">
                <text:p>0.000104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098">
                <text:p>0.000098</text:p>
              </table:table-cell>
              <table:table-cell office:value-type="float" office:value="0.000111">
                <text:p>0.000111</text:p>
              </table:table-cell>
              <table:table-cell office:value-type="float" office:value="0.0001">
                <text:p>0.0001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103">
                <text:p>0.000103</text:p>
              </table:table-cell>
              <table:table-cell office:value-type="float" office:value="0.000097">
                <text:p>0.000097</text:p>
              </table:table-cell>
              <table:table-cell office:value-type="float" office:value="0.000098">
                <text:p>0.000098</text:p>
              </table:table-cell>
              <table:table-cell office:value-type="float" office:value="0.000099">
                <text:p>0.000099</text:p>
              </table:table-cell>
              <table:table-cell office:value-type="float" office:value="0.0001">
                <text:p>0.0001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06">
                <text:p>0.000106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098">
                <text:p>0.000098</text:p>
              </table:table-cell>
              <table:table-cell office:value-type="float" office:value="0.000097">
                <text:p>0.000097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09">
                <text:p>0.00009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78">
                <text:p>0.000078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9">
                <text:p>0.00009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76">
                <text:p>0.000076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9">
                <text:p>0.00009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076">
                <text:p>0.000076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9">
                <text:p>0.00009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9">
                <text:p>0.00009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9">
                <text:p>0.00009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78">
                <text:p>0.000078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1">
                <text:p>0.0001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77">
                <text:p>0.000077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9">
                <text:p>0.00009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78">
                <text:p>0.000078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99">
                <text:p>0.000099</text:p>
              </table:table-cell>
              <table:table-cell office:value-type="float" office:value="0.00009">
                <text:p>0.00009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97">
                <text:p>0.000097</text:p>
              </table:table-cell>
              <table:table-cell office:value-type="float" office:value="0.00009">
                <text:p>0.00009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9">
                <text:p>0.00009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104">
                <text:p>0.000104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98">
                <text:p>0.000098</text:p>
              </table:table-cell>
              <table:table-cell office:value-type="float" office:value="0.000097">
                <text:p>0.000097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101">
                <text:p>0.0001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76">
                <text:p>0.000076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99">
                <text:p>0.000099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101">
                <text:p>0.000101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99">
                <text:p>0.000099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9">
                <text:p>0.00009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9">
                <text:p>0.00009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9">
                <text:p>0.00009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77">
                <text:p>0.000077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101">
                <text:p>0.000101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97">
                <text:p>0.000097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97">
                <text:p>0.000097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97">
                <text:p>0.000097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Verifying Set Error</text:p>
                <draw:g>
                  <svg:desc>Arkusz1.A2:Arkusz1.A2</svg:desc>
                </draw:g>
              </table:table-cell>
              <table:table-cell office:value-type="float" office:value="4.802842">
                <text:p>4.802842</text:p>
                <draw:g>
                  <svg:desc>Arkusz1.B2:Arkusz1.SG2</svg:desc>
                </draw:g>
              </table:table-cell>
              <table:table-cell office:value-type="float" office:value="4.616048">
                <text:p>4.616048</text:p>
              </table:table-cell>
              <table:table-cell office:value-type="float" office:value="4.40004">
                <text:p>4.40004</text:p>
              </table:table-cell>
              <table:table-cell office:value-type="float" office:value="4.210007">
                <text:p>4.210007</text:p>
              </table:table-cell>
              <table:table-cell office:value-type="float" office:value="3.964729">
                <text:p>3.964729</text:p>
              </table:table-cell>
              <table:table-cell office:value-type="float" office:value="3.759175">
                <text:p>3.759175</text:p>
              </table:table-cell>
              <table:table-cell office:value-type="float" office:value="3.608888">
                <text:p>3.608888</text:p>
              </table:table-cell>
              <table:table-cell office:value-type="float" office:value="3.367986">
                <text:p>3.367986</text:p>
              </table:table-cell>
              <table:table-cell office:value-type="float" office:value="3.188962">
                <text:p>3.188962</text:p>
              </table:table-cell>
              <table:table-cell office:value-type="float" office:value="3.081567">
                <text:p>3.081567</text:p>
              </table:table-cell>
              <table:table-cell office:value-type="float" office:value="2.887061">
                <text:p>2.887061</text:p>
              </table:table-cell>
              <table:table-cell office:value-type="float" office:value="2.793324">
                <text:p>2.793324</text:p>
              </table:table-cell>
              <table:table-cell office:value-type="float" office:value="2.65996">
                <text:p>2.65996</text:p>
              </table:table-cell>
              <table:table-cell office:value-type="float" office:value="2.467486">
                <text:p>2.467486</text:p>
              </table:table-cell>
              <table:table-cell office:value-type="float" office:value="2.380504">
                <text:p>2.380504</text:p>
              </table:table-cell>
              <table:table-cell office:value-type="float" office:value="2.227695">
                <text:p>2.227695</text:p>
              </table:table-cell>
              <table:table-cell office:value-type="float" office:value="2.131085">
                <text:p>2.131085</text:p>
              </table:table-cell>
              <table:table-cell office:value-type="float" office:value="2.053093">
                <text:p>2.053093</text:p>
              </table:table-cell>
              <table:table-cell office:value-type="float" office:value="1.96272">
                <text:p>1.96272</text:p>
              </table:table-cell>
              <table:table-cell office:value-type="float" office:value="1.829909">
                <text:p>1.829909</text:p>
              </table:table-cell>
              <table:table-cell office:value-type="float" office:value="1.765311">
                <text:p>1.765311</text:p>
              </table:table-cell>
              <table:table-cell office:value-type="float" office:value="1.665749">
                <text:p>1.665749</text:p>
              </table:table-cell>
              <table:table-cell office:value-type="float" office:value="1.618205">
                <text:p>1.618205</text:p>
              </table:table-cell>
              <table:table-cell office:value-type="float" office:value="1.517993">
                <text:p>1.517993</text:p>
              </table:table-cell>
              <table:table-cell office:value-type="float" office:value="1.461383">
                <text:p>1.461383</text:p>
              </table:table-cell>
              <table:table-cell office:value-type="float" office:value="1.37106">
                <text:p>1.37106</text:p>
              </table:table-cell>
              <table:table-cell office:value-type="float" office:value="1.338067">
                <text:p>1.338067</text:p>
              </table:table-cell>
              <table:table-cell office:value-type="float" office:value="1.257474">
                <text:p>1.257474</text:p>
              </table:table-cell>
              <table:table-cell office:value-type="float" office:value="1.196814">
                <text:p>1.196814</text:p>
              </table:table-cell>
              <table:table-cell office:value-type="float" office:value="1.125853">
                <text:p>1.125853</text:p>
              </table:table-cell>
              <table:table-cell office:value-type="float" office:value="1.072696">
                <text:p>1.072696</text:p>
              </table:table-cell>
              <table:table-cell office:value-type="float" office:value="1.01327">
                <text:p>1.01327</text:p>
              </table:table-cell>
              <table:table-cell office:value-type="float" office:value="0.973384">
                <text:p>0.973384</text:p>
              </table:table-cell>
              <table:table-cell office:value-type="float" office:value="0.916305">
                <text:p>0.916305</text:p>
              </table:table-cell>
              <table:table-cell office:value-type="float" office:value="0.875251">
                <text:p>0.875251</text:p>
              </table:table-cell>
              <table:table-cell office:value-type="float" office:value="0.828549">
                <text:p>0.828549</text:p>
              </table:table-cell>
              <table:table-cell office:value-type="float" office:value="0.792866">
                <text:p>0.792866</text:p>
              </table:table-cell>
              <table:table-cell office:value-type="float" office:value="0.741852">
                <text:p>0.741852</text:p>
              </table:table-cell>
              <table:table-cell office:value-type="float" office:value="0.714309">
                <text:p>0.714309</text:p>
              </table:table-cell>
              <table:table-cell office:value-type="float" office:value="0.692133">
                <text:p>0.692133</text:p>
              </table:table-cell>
              <table:table-cell office:value-type="float" office:value="0.657214">
                <text:p>0.657214</text:p>
              </table:table-cell>
              <table:table-cell office:value-type="float" office:value="0.634673">
                <text:p>0.634673</text:p>
              </table:table-cell>
              <table:table-cell office:value-type="float" office:value="0.595071">
                <text:p>0.595071</text:p>
              </table:table-cell>
              <table:table-cell office:value-type="float" office:value="0.563838">
                <text:p>0.563838</text:p>
              </table:table-cell>
              <table:table-cell office:value-type="float" office:value="0.541055">
                <text:p>0.541055</text:p>
              </table:table-cell>
              <table:table-cell office:value-type="float" office:value="0.509935">
                <text:p>0.509935</text:p>
              </table:table-cell>
              <table:table-cell office:value-type="float" office:value="0.480625">
                <text:p>0.480625</text:p>
              </table:table-cell>
              <table:table-cell office:value-type="float" office:value="0.456469">
                <text:p>0.456469</text:p>
              </table:table-cell>
              <table:table-cell office:value-type="float" office:value="0.438109">
                <text:p>0.438109</text:p>
              </table:table-cell>
              <table:table-cell office:value-type="float" office:value="0.415303">
                <text:p>0.415303</text:p>
              </table:table-cell>
              <table:table-cell office:value-type="float" office:value="0.38666">
                <text:p>0.38666</text:p>
              </table:table-cell>
              <table:table-cell office:value-type="float" office:value="0.379288">
                <text:p>0.379288</text:p>
              </table:table-cell>
              <table:table-cell office:value-type="float" office:value="0.359319">
                <text:p>0.359319</text:p>
              </table:table-cell>
              <table:table-cell office:value-type="float" office:value="0.342186">
                <text:p>0.342186</text:p>
              </table:table-cell>
              <table:table-cell office:value-type="float" office:value="0.320982">
                <text:p>0.320982</text:p>
              </table:table-cell>
              <table:table-cell office:value-type="float" office:value="0.297569">
                <text:p>0.297569</text:p>
              </table:table-cell>
              <table:table-cell office:value-type="float" office:value="0.294656">
                <text:p>0.294656</text:p>
              </table:table-cell>
              <table:table-cell office:value-type="float" office:value="0.276409">
                <text:p>0.276409</text:p>
              </table:table-cell>
              <table:table-cell office:value-type="float" office:value="0.258176">
                <text:p>0.258176</text:p>
              </table:table-cell>
              <table:table-cell office:value-type="float" office:value="0.25005">
                <text:p>0.25005</text:p>
              </table:table-cell>
              <table:table-cell office:value-type="float" office:value="0.239085">
                <text:p>0.239085</text:p>
              </table:table-cell>
              <table:table-cell office:value-type="float" office:value="0.223005">
                <text:p>0.223005</text:p>
              </table:table-cell>
              <table:table-cell office:value-type="float" office:value="0.214084">
                <text:p>0.214084</text:p>
              </table:table-cell>
              <table:table-cell office:value-type="float" office:value="0.202063">
                <text:p>0.202063</text:p>
              </table:table-cell>
              <table:table-cell office:value-type="float" office:value="0.19809">
                <text:p>0.19809</text:p>
              </table:table-cell>
              <table:table-cell office:value-type="float" office:value="0.185497">
                <text:p>0.185497</text:p>
              </table:table-cell>
              <table:table-cell office:value-type="float" office:value="0.17452">
                <text:p>0.17452</text:p>
              </table:table-cell>
              <table:table-cell office:value-type="float" office:value="0.169185">
                <text:p>0.169185</text:p>
              </table:table-cell>
              <table:table-cell office:value-type="float" office:value="0.156503">
                <text:p>0.156503</text:p>
              </table:table-cell>
              <table:table-cell office:value-type="float" office:value="0.15127">
                <text:p>0.15127</text:p>
              </table:table-cell>
              <table:table-cell office:value-type="float" office:value="0.143444">
                <text:p>0.143444</text:p>
              </table:table-cell>
              <table:table-cell office:value-type="float" office:value="0.137449">
                <text:p>0.137449</text:p>
              </table:table-cell>
              <table:table-cell office:value-type="float" office:value="0.127994">
                <text:p>0.127994</text:p>
              </table:table-cell>
              <table:table-cell office:value-type="float" office:value="0.122111">
                <text:p>0.122111</text:p>
              </table:table-cell>
              <table:table-cell office:value-type="float" office:value="0.115277">
                <text:p>0.115277</text:p>
              </table:table-cell>
              <table:table-cell office:value-type="float" office:value="0.111872">
                <text:p>0.111872</text:p>
              </table:table-cell>
              <table:table-cell office:value-type="float" office:value="0.10493">
                <text:p>0.10493</text:p>
              </table:table-cell>
              <table:table-cell office:value-type="float" office:value="0.10144">
                <text:p>0.10144</text:p>
              </table:table-cell>
              <table:table-cell office:value-type="float" office:value="0.094844">
                <text:p>0.094844</text:p>
              </table:table-cell>
              <table:table-cell office:value-type="float" office:value="0.090049">
                <text:p>0.090049</text:p>
              </table:table-cell>
              <table:table-cell office:value-type="float" office:value="0.086325">
                <text:p>0.086325</text:p>
              </table:table-cell>
              <table:table-cell office:value-type="float" office:value="0.082586">
                <text:p>0.082586</text:p>
              </table:table-cell>
              <table:table-cell office:value-type="float" office:value="0.077391">
                <text:p>0.077391</text:p>
              </table:table-cell>
              <table:table-cell office:value-type="float" office:value="0.073526">
                <text:p>0.073526</text:p>
              </table:table-cell>
              <table:table-cell office:value-type="float" office:value="0.070518">
                <text:p>0.070518</text:p>
              </table:table-cell>
              <table:table-cell office:value-type="float" office:value="0.065974">
                <text:p>0.065974</text:p>
              </table:table-cell>
              <table:table-cell office:value-type="float" office:value="0.062847">
                <text:p>0.062847</text:p>
              </table:table-cell>
              <table:table-cell office:value-type="float" office:value="0.059583">
                <text:p>0.059583</text:p>
              </table:table-cell>
              <table:table-cell office:value-type="float" office:value="0.056959">
                <text:p>0.056959</text:p>
              </table:table-cell>
              <table:table-cell office:value-type="float" office:value="0.053723">
                <text:p>0.053723</text:p>
              </table:table-cell>
              <table:table-cell office:value-type="float" office:value="0.051408">
                <text:p>0.051408</text:p>
              </table:table-cell>
              <table:table-cell office:value-type="float" office:value="0.049654">
                <text:p>0.049654</text:p>
              </table:table-cell>
              <table:table-cell office:value-type="float" office:value="0.04724">
                <text:p>0.04724</text:p>
              </table:table-cell>
              <table:table-cell office:value-type="float" office:value="0.043612">
                <text:p>0.043612</text:p>
              </table:table-cell>
              <table:table-cell office:value-type="float" office:value="0.042102">
                <text:p>0.042102</text:p>
              </table:table-cell>
              <table:table-cell office:value-type="float" office:value="0.040132">
                <text:p>0.040132</text:p>
              </table:table-cell>
              <table:table-cell office:value-type="float" office:value="0.037941">
                <text:p>0.037941</text:p>
              </table:table-cell>
              <table:table-cell office:value-type="float" office:value="0.035534">
                <text:p>0.035534</text:p>
              </table:table-cell>
              <table:table-cell office:value-type="float" office:value="0.034524">
                <text:p>0.034524</text:p>
              </table:table-cell>
              <table:table-cell office:value-type="float" office:value="0.032851">
                <text:p>0.032851</text:p>
              </table:table-cell>
              <table:table-cell office:value-type="float" office:value="0.030515">
                <text:p>0.030515</text:p>
              </table:table-cell>
              <table:table-cell office:value-type="float" office:value="0.029323">
                <text:p>0.029323</text:p>
              </table:table-cell>
              <table:table-cell office:value-type="float" office:value="0.027547">
                <text:p>0.027547</text:p>
              </table:table-cell>
              <table:table-cell office:value-type="float" office:value="0.026777">
                <text:p>0.026777</text:p>
              </table:table-cell>
              <table:table-cell office:value-type="float" office:value="0.024815">
                <text:p>0.024815</text:p>
              </table:table-cell>
              <table:table-cell office:value-type="float" office:value="0.023527">
                <text:p>0.023527</text:p>
              </table:table-cell>
              <table:table-cell office:value-type="float" office:value="0.022672">
                <text:p>0.022672</text:p>
              </table:table-cell>
              <table:table-cell office:value-type="float" office:value="0.021398">
                <text:p>0.021398</text:p>
              </table:table-cell>
              <table:table-cell office:value-type="float" office:value="0.02004">
                <text:p>0.02004</text:p>
              </table:table-cell>
              <table:table-cell office:value-type="float" office:value="0.019437">
                <text:p>0.019437</text:p>
              </table:table-cell>
              <table:table-cell office:value-type="float" office:value="0.018189">
                <text:p>0.018189</text:p>
              </table:table-cell>
              <table:table-cell office:value-type="float" office:value="0.017466">
                <text:p>0.017466</text:p>
              </table:table-cell>
              <table:table-cell office:value-type="float" office:value="0.016582">
                <text:p>0.016582</text:p>
              </table:table-cell>
              <table:table-cell office:value-type="float" office:value="0.01577">
                <text:p>0.01577</text:p>
              </table:table-cell>
              <table:table-cell office:value-type="float" office:value="0.014983">
                <text:p>0.014983</text:p>
              </table:table-cell>
              <table:table-cell office:value-type="float" office:value="0.014334">
                <text:p>0.014334</text:p>
              </table:table-cell>
              <table:table-cell office:value-type="float" office:value="0.013672">
                <text:p>0.013672</text:p>
              </table:table-cell>
              <table:table-cell office:value-type="float" office:value="0.012927">
                <text:p>0.012927</text:p>
              </table:table-cell>
              <table:table-cell office:value-type="float" office:value="0.01254">
                <text:p>0.01254</text:p>
              </table:table-cell>
              <table:table-cell office:value-type="float" office:value="0.011618">
                <text:p>0.011618</text:p>
              </table:table-cell>
              <table:table-cell office:value-type="float" office:value="0.011018">
                <text:p>0.011018</text:p>
              </table:table-cell>
              <table:table-cell office:value-type="float" office:value="0.010379">
                <text:p>0.010379</text:p>
              </table:table-cell>
              <table:table-cell office:value-type="float" office:value="0.009954">
                <text:p>0.009954</text:p>
              </table:table-cell>
              <table:table-cell office:value-type="float" office:value="0.009719">
                <text:p>0.009719</text:p>
              </table:table-cell>
              <table:table-cell office:value-type="float" office:value="0.008902">
                <text:p>0.008902</text:p>
              </table:table-cell>
              <table:table-cell office:value-type="float" office:value="0.008668">
                <text:p>0.008668</text:p>
              </table:table-cell>
              <table:table-cell office:value-type="float" office:value="0.008133">
                <text:p>0.008133</text:p>
              </table:table-cell>
              <table:table-cell office:value-type="float" office:value="0.007751">
                <text:p>0.007751</text:p>
              </table:table-cell>
              <table:table-cell office:value-type="float" office:value="0.007379">
                <text:p>0.007379</text:p>
              </table:table-cell>
              <table:table-cell office:value-type="float" office:value="0.007045">
                <text:p>0.007045</text:p>
              </table:table-cell>
              <table:table-cell office:value-type="float" office:value="0.00657">
                <text:p>0.00657</text:p>
              </table:table-cell>
              <table:table-cell office:value-type="float" office:value="0.006258">
                <text:p>0.006258</text:p>
              </table:table-cell>
              <table:table-cell office:value-type="float" office:value="0.006079">
                <text:p>0.006079</text:p>
              </table:table-cell>
              <table:table-cell office:value-type="float" office:value="0.005589">
                <text:p>0.005589</text:p>
              </table:table-cell>
              <table:table-cell office:value-type="float" office:value="0.00535">
                <text:p>0.00535</text:p>
              </table:table-cell>
              <table:table-cell office:value-type="float" office:value="0.005132">
                <text:p>0.005132</text:p>
              </table:table-cell>
              <table:table-cell office:value-type="float" office:value="0.005002">
                <text:p>0.005002</text:p>
              </table:table-cell>
              <table:table-cell office:value-type="float" office:value="0.004588">
                <text:p>0.004588</text:p>
              </table:table-cell>
              <table:table-cell office:value-type="float" office:value="0.004438">
                <text:p>0.004438</text:p>
              </table:table-cell>
              <table:table-cell office:value-type="float" office:value="0.004256">
                <text:p>0.004256</text:p>
              </table:table-cell>
              <table:table-cell office:value-type="float" office:value="0.003969">
                <text:p>0.003969</text:p>
              </table:table-cell>
              <table:table-cell office:value-type="float" office:value="0.003796">
                <text:p>0.003796</text:p>
              </table:table-cell>
              <table:table-cell office:value-type="float" office:value="0.0036">
                <text:p>0.0036</text:p>
              </table:table-cell>
              <table:table-cell office:value-type="float" office:value="0.003482">
                <text:p>0.003482</text:p>
              </table:table-cell>
              <table:table-cell office:value-type="float" office:value="0.003254">
                <text:p>0.003254</text:p>
              </table:table-cell>
              <table:table-cell office:value-type="float" office:value="0.003122">
                <text:p>0.003122</text:p>
              </table:table-cell>
              <table:table-cell office:value-type="float" office:value="0.003046">
                <text:p>0.003046</text:p>
              </table:table-cell>
              <table:table-cell office:value-type="float" office:value="0.002918">
                <text:p>0.002918</text:p>
              </table:table-cell>
              <table:table-cell office:value-type="float" office:value="0.002684">
                <text:p>0.002684</text:p>
              </table:table-cell>
              <table:table-cell office:value-type="float" office:value="0.002563">
                <text:p>0.002563</text:p>
              </table:table-cell>
              <table:table-cell office:value-type="float" office:value="0.002482">
                <text:p>0.002482</text:p>
              </table:table-cell>
              <table:table-cell office:value-type="float" office:value="0.002399">
                <text:p>0.002399</text:p>
              </table:table-cell>
              <table:table-cell office:value-type="float" office:value="0.002218">
                <text:p>0.002218</text:p>
              </table:table-cell>
              <table:table-cell office:value-type="float" office:value="0.002198">
                <text:p>0.002198</text:p>
              </table:table-cell>
              <table:table-cell office:value-type="float" office:value="0.002087">
                <text:p>0.002087</text:p>
              </table:table-cell>
              <table:table-cell office:value-type="float" office:value="0.001933">
                <text:p>0.001933</text:p>
              </table:table-cell>
              <table:table-cell office:value-type="float" office:value="0.001852">
                <text:p>0.001852</text:p>
              </table:table-cell>
              <table:table-cell office:value-type="float" office:value="0.001776">
                <text:p>0.001776</text:p>
              </table:table-cell>
              <table:table-cell office:value-type="float" office:value="0.001708">
                <text:p>0.001708</text:p>
              </table:table-cell>
              <table:table-cell office:value-type="float" office:value="0.001616">
                <text:p>0.001616</text:p>
              </table:table-cell>
              <table:table-cell office:value-type="float" office:value="0.00153">
                <text:p>0.00153</text:p>
              </table:table-cell>
              <table:table-cell office:value-type="float" office:value="0.00149">
                <text:p>0.00149</text:p>
              </table:table-cell>
              <table:table-cell office:value-type="float" office:value="0.001402">
                <text:p>0.001402</text:p>
              </table:table-cell>
              <table:table-cell office:value-type="float" office:value="0.001299">
                <text:p>0.001299</text:p>
              </table:table-cell>
              <table:table-cell office:value-type="float" office:value="0.001274">
                <text:p>0.001274</text:p>
              </table:table-cell>
              <table:table-cell office:value-type="float" office:value="0.001174">
                <text:p>0.001174</text:p>
              </table:table-cell>
              <table:table-cell office:value-type="float" office:value="0.001196">
                <text:p>0.001196</text:p>
              </table:table-cell>
              <table:table-cell office:value-type="float" office:value="0.00106">
                <text:p>0.00106</text:p>
              </table:table-cell>
              <table:table-cell office:value-type="float" office:value="0.001059">
                <text:p>0.001059</text:p>
              </table:table-cell>
              <table:table-cell office:value-type="float" office:value="0.000979">
                <text:p>0.000979</text:p>
              </table:table-cell>
              <table:table-cell office:value-type="float" office:value="0.000933">
                <text:p>0.000933</text:p>
              </table:table-cell>
              <table:table-cell office:value-type="float" office:value="0.000894">
                <text:p>0.000894</text:p>
              </table:table-cell>
              <table:table-cell office:value-type="float" office:value="0.00088">
                <text:p>0.00088</text:p>
              </table:table-cell>
              <table:table-cell office:value-type="float" office:value="0.000852">
                <text:p>0.000852</text:p>
              </table:table-cell>
              <table:table-cell office:value-type="float" office:value="0.000814">
                <text:p>0.000814</text:p>
              </table:table-cell>
              <table:table-cell office:value-type="float" office:value="0.000766">
                <text:p>0.000766</text:p>
              </table:table-cell>
              <table:table-cell office:value-type="float" office:value="0.00072">
                <text:p>0.00072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655">
                <text:p>0.000655</text:p>
              </table:table-cell>
              <table:table-cell office:value-type="float" office:value="0.000627">
                <text:p>0.000627</text:p>
              </table:table-cell>
              <table:table-cell office:value-type="float" office:value="0.000625">
                <text:p>0.000625</text:p>
              </table:table-cell>
              <table:table-cell office:value-type="float" office:value="0.000599">
                <text:p>0.000599</text:p>
              </table:table-cell>
              <table:table-cell office:value-type="float" office:value="0.000564">
                <text:p>0.000564</text:p>
              </table:table-cell>
              <table:table-cell office:value-type="float" office:value="0.000552">
                <text:p>0.000552</text:p>
              </table:table-cell>
              <table:table-cell office:value-type="float" office:value="0.000533">
                <text:p>0.000533</text:p>
              </table:table-cell>
              <table:table-cell office:value-type="float" office:value="0.000532">
                <text:p>0.000532</text:p>
              </table:table-cell>
              <table:table-cell office:value-type="float" office:value="0.000491">
                <text:p>0.000491</text:p>
              </table:table-cell>
              <table:table-cell office:value-type="float" office:value="0.00046">
                <text:p>0.00046</text:p>
              </table:table-cell>
              <table:table-cell office:value-type="float" office:value="0.000454">
                <text:p>0.000454</text:p>
              </table:table-cell>
              <table:table-cell office:value-type="float" office:value="0.000461">
                <text:p>0.000461</text:p>
              </table:table-cell>
              <table:table-cell office:value-type="float" office:value="0.000439">
                <text:p>0.000439</text:p>
              </table:table-cell>
              <table:table-cell office:value-type="float" office:value="0.000413">
                <text:p>0.000413</text:p>
              </table:table-cell>
              <table:table-cell office:value-type="float" office:value="0.000388">
                <text:p>0.000388</text:p>
              </table:table-cell>
              <table:table-cell office:value-type="float" office:value="0.000389">
                <text:p>0.000389</text:p>
              </table:table-cell>
              <table:table-cell office:value-type="float" office:value="0.000375">
                <text:p>0.000375</text:p>
              </table:table-cell>
              <table:table-cell office:value-type="float" office:value="0.000365">
                <text:p>0.000365</text:p>
              </table:table-cell>
              <table:table-cell office:value-type="float" office:value="0.000334">
                <text:p>0.000334</text:p>
              </table:table-cell>
              <table:table-cell office:value-type="float" office:value="0.000371">
                <text:p>0.000371</text:p>
              </table:table-cell>
              <table:table-cell office:value-type="float" office:value="0.000332">
                <text:p>0.000332</text:p>
              </table:table-cell>
              <table:table-cell office:value-type="float" office:value="0.000316">
                <text:p>0.000316</text:p>
              </table:table-cell>
              <table:table-cell office:value-type="float" office:value="0.000312">
                <text:p>0.000312</text:p>
              </table:table-cell>
              <table:table-cell office:value-type="float" office:value="0.00028">
                <text:p>0.00028</text:p>
              </table:table-cell>
              <table:table-cell office:value-type="float" office:value="0.000273">
                <text:p>0.000273</text:p>
              </table:table-cell>
              <table:table-cell office:value-type="float" office:value="0.000273">
                <text:p>0.000273</text:p>
              </table:table-cell>
              <table:table-cell office:value-type="float" office:value="0.000266">
                <text:p>0.000266</text:p>
              </table:table-cell>
              <table:table-cell office:value-type="float" office:value="0.000263">
                <text:p>0.000263</text:p>
              </table:table-cell>
              <table:table-cell office:value-type="float" office:value="0.000224">
                <text:p>0.000224</text:p>
              </table:table-cell>
              <table:table-cell office:value-type="float" office:value="0.00024">
                <text:p>0.00024</text:p>
              </table:table-cell>
              <table:table-cell office:value-type="float" office:value="0.000231">
                <text:p>0.000231</text:p>
              </table:table-cell>
              <table:table-cell office:value-type="float" office:value="0.000215">
                <text:p>0.000215</text:p>
              </table:table-cell>
              <table:table-cell office:value-type="float" office:value="0.00021">
                <text:p>0.00021</text:p>
              </table:table-cell>
              <table:table-cell office:value-type="float" office:value="0.000228">
                <text:p>0.000228</text:p>
              </table:table-cell>
              <table:table-cell office:value-type="float" office:value="0.000215">
                <text:p>0.000215</text:p>
              </table:table-cell>
              <table:table-cell office:value-type="float" office:value="0.000209">
                <text:p>0.000209</text:p>
              </table:table-cell>
              <table:table-cell office:value-type="float" office:value="0.000197">
                <text:p>0.000197</text:p>
              </table:table-cell>
              <table:table-cell office:value-type="float" office:value="0.000206">
                <text:p>0.000206</text:p>
              </table:table-cell>
              <table:table-cell office:value-type="float" office:value="0.000199">
                <text:p>0.000199</text:p>
              </table:table-cell>
              <table:table-cell office:value-type="float" office:value="0.000189">
                <text:p>0.000189</text:p>
              </table:table-cell>
              <table:table-cell office:value-type="float" office:value="0.000198">
                <text:p>0.000198</text:p>
              </table:table-cell>
              <table:table-cell office:value-type="float" office:value="0.000176">
                <text:p>0.000176</text:p>
              </table:table-cell>
              <table:table-cell office:value-type="float" office:value="0.000173">
                <text:p>0.000173</text:p>
              </table:table-cell>
              <table:table-cell office:value-type="float" office:value="0.000183">
                <text:p>0.000183</text:p>
              </table:table-cell>
              <table:table-cell office:value-type="float" office:value="0.000167">
                <text:p>0.000167</text:p>
              </table:table-cell>
              <table:table-cell office:value-type="float" office:value="0.000185">
                <text:p>0.000185</text:p>
              </table:table-cell>
              <table:table-cell office:value-type="float" office:value="0.00017">
                <text:p>0.00017</text:p>
              </table:table-cell>
              <table:table-cell office:value-type="float" office:value="0.000153">
                <text:p>0.000153</text:p>
              </table:table-cell>
              <table:table-cell office:value-type="float" office:value="0.000162">
                <text:p>0.000162</text:p>
              </table:table-cell>
              <table:table-cell office:value-type="float" office:value="0.000172">
                <text:p>0.000172</text:p>
              </table:table-cell>
              <table:table-cell office:value-type="float" office:value="0.000166">
                <text:p>0.000166</text:p>
              </table:table-cell>
              <table:table-cell office:value-type="float" office:value="0.000164">
                <text:p>0.000164</text:p>
              </table:table-cell>
              <table:table-cell office:value-type="float" office:value="0.000142">
                <text:p>0.000142</text:p>
              </table:table-cell>
              <table:table-cell office:value-type="float" office:value="0.000142">
                <text:p>0.000142</text:p>
              </table:table-cell>
              <table:table-cell office:value-type="float" office:value="0.000143">
                <text:p>0.000143</text:p>
              </table:table-cell>
              <table:table-cell office:value-type="float" office:value="0.000149">
                <text:p>0.000149</text:p>
              </table:table-cell>
              <table:table-cell office:value-type="float" office:value="0.000136">
                <text:p>0.000136</text:p>
              </table:table-cell>
              <table:table-cell office:value-type="float" office:value="0.000139">
                <text:p>0.000139</text:p>
              </table:table-cell>
              <table:table-cell office:value-type="float" office:value="0.000141">
                <text:p>0.000141</text:p>
              </table:table-cell>
              <table:table-cell office:value-type="float" office:value="0.000128">
                <text:p>0.000128</text:p>
              </table:table-cell>
              <table:table-cell office:value-type="float" office:value="0.000137">
                <text:p>0.000137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13">
                <text:p>0.00013</text:p>
              </table:table-cell>
              <table:table-cell office:value-type="float" office:value="0.000128">
                <text:p>0.000128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123">
                <text:p>0.000123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117">
                <text:p>0.000117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103">
                <text:p>0.000103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098">
                <text:p>0.000098</text:p>
              </table:table-cell>
              <table:table-cell office:value-type="float" office:value="0.00011">
                <text:p>0.00011</text:p>
              </table:table-cell>
              <table:table-cell office:value-type="float" office:value="0.000119">
                <text:p>0.000119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98">
                <text:p>0.000098</text:p>
              </table:table-cell>
              <table:table-cell office:value-type="float" office:value="0.000104">
                <text:p>0.000104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103">
                <text:p>0.000103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1">
                <text:p>0.0001</text:p>
              </table:table-cell>
              <table:table-cell office:value-type="float" office:value="0.000097">
                <text:p>0.000097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097">
                <text:p>0.000097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099">
                <text:p>0.000099</text:p>
              </table:table-cell>
              <table:table-cell office:value-type="float" office:value="0.000104">
                <text:p>0.000104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099">
                <text:p>0.000099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98">
                <text:p>0.000098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9">
                <text:p>0.00009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77">
                <text:p>0.000077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9">
                <text:p>0.00009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077">
                <text:p>0.000077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078">
                <text:p>0.000078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078">
                <text:p>0.000078</text:p>
              </table:table-cell>
              <table:table-cell office:value-type="float" office:value="0.000077">
                <text:p>0.000077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77">
                <text:p>0.000077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8">
                <text:p>0.00008</text:p>
              </table:table-cell>
              <table:table-cell office:value-type="float" office:value="0.000071">
                <text:p>0.000071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8">
                <text:p>0.00008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078">
                <text:p>0.000078</text:p>
              </table:table-cell>
              <table:table-cell office:value-type="float" office:value="0.00008">
                <text:p>0.00008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78">
                <text:p>0.000078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1">
                <text:p>0.0001</text:p>
              </table:table-cell>
              <table:table-cell office:value-type="float" office:value="0.000099">
                <text:p>0.000099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9">
                <text:p>0.00009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78">
                <text:p>0.000078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077">
                <text:p>0.000077</text:p>
              </table:table-cell>
              <table:table-cell office:value-type="float" office:value="0.000098">
                <text:p>0.000098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09">
                <text:p>0.00009</text:p>
              </table:table-cell>
              <table:table-cell office:value-type="float" office:value="0.00009">
                <text:p>0.00009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9">
                <text:p>0.00009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9">
                <text:p>0.00009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7">
                <text:p>0.00007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101">
                <text:p>0.000101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9">
                <text:p>0.00009</text:p>
              </table:table-cell>
              <table:table-cell office:value-type="float" office:value="0.000097">
                <text:p>0.000097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9">
                <text:p>0.00009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097">
                <text:p>0.000097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97">
                <text:p>0.000097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104">
                <text:p>0.000104</text:p>
              </table:table-cell>
              <table:table-cell office:value-type="float" office:value="0.000097">
                <text:p>0.000097</text:p>
              </table:table-cell>
              <table:table-cell office:value-type="float" office:value="0.000103">
                <text:p>0.000103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103">
                <text:p>0.000103</text:p>
              </table:table-cell>
              <table:table-cell office:value-type="float" office:value="0.00009">
                <text:p>0.00009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1">
                <text:p>0.0001</text:p>
              </table:table-cell>
              <table:table-cell office:value-type="float" office:value="0.000097">
                <text:p>0.000097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104">
                <text:p>0.000104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099">
                <text:p>0.000099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103">
                <text:p>0.000103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101">
                <text:p>0.000101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101">
                <text:p>0.000101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9">
                <text:p>0.00009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74">
                <text:p>0.000074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9">
                <text:p>0.00009</text:p>
              </table:table-cell>
              <table:table-cell office:value-type="float" office:value="0.000098">
                <text:p>0.000098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078">
                <text:p>0.000078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9">
                <text:p>0.00009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9">
                <text:p>0.00009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77">
                <text:p>0.000077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97">
                <text:p>0.000097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9">
                <text:p>0.00009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79">
                <text:p>0.0000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